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Helvetica Neue" svg:font-family="Helvetica Neue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2pt" style:font-size-asian="12pt" style:font-size-complex="12pt"/>
    </style:style>
    <style:style style:name="T3_78" style:family="text">
      <style:text-properties fo:font-size="12pt" style:font-size-asian="12pt" style:font-size-complex="12pt"/>
    </style:style>
    <style:style style:name="T3_79" style:family="text">
      <style:text-properties fo:font-size="12pt" style:font-size-asian="12pt" style:font-size-complex="12pt"/>
    </style:style>
    <style:style style:name="T3_80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T5_87" style:family="text">
      <style:text-properties fo:font-size="12pt" style:font-size-asian="12pt" style:font-size-complex="12pt"/>
    </style:style>
    <style:style style:name="T5_88" style:family="text">
      <style:text-properties fo:font-size="12pt" style:font-size-asian="12pt" style:font-size-complex="12pt"/>
    </style:style>
    <style:style style:name="T5_89" style:family="text">
      <style:text-properties fo:font-size="12pt" style:font-size-asian="12pt" style:font-size-complex="12pt"/>
    </style:style>
    <style:style style:name="T5_90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T7_107" style:family="text">
      <style:text-properties fo:font-size="12pt" style:font-size-asian="12pt" style:font-size-complex="12pt"/>
    </style:style>
    <style:style style:name="T7_108" style:family="text">
      <style:text-properties fo:font-size="12pt" style:font-size-asian="12pt" style:font-size-complex="12pt"/>
    </style:style>
    <style:style style:name="T7_109" style:family="text">
      <style:text-properties fo:font-size="12pt" style:font-size-asian="12pt" style:font-size-complex="12pt"/>
    </style:style>
    <style:style style:name="T7_110" style:family="text">
      <style:text-properties fo:font-size="12pt" style:font-size-asian="12pt" style:font-size-complex="12pt"/>
    </style:style>
    <style:style style:name="T7_111" style:family="text">
      <style:text-properties fo:font-size="12pt" style:font-size-asian="12pt" style:font-size-complex="12pt"/>
    </style:style>
    <style:style style:name="T7_112" style:family="text">
      <style:text-properties fo:font-size="12pt" style:font-size-asian="12pt" style:font-size-complex="12pt"/>
    </style:style>
    <style:style style:name="T7_113" style:family="text">
      <style:text-properties fo:font-size="12pt" style:font-size-asian="12pt" style:font-size-complex="12pt"/>
    </style:style>
    <style:style style:name="T7_114" style:family="text">
      <style:text-properties fo:font-size="12pt" style:font-size-asian="12pt" style:font-size-complex="12pt"/>
    </style:style>
    <style:style style:name="T7_115" style:family="text">
      <style:text-properties fo:font-size="12pt" style:font-size-asian="12pt" style:font-size-complex="12pt"/>
    </style:style>
    <style:style style:name="T7_116" style:family="text">
      <style:text-properties fo:font-size="12pt" style:font-size-asian="12pt" style:font-size-complex="12pt"/>
    </style:style>
    <style:style style:name="T7_117" style:family="text">
      <style:text-properties fo:font-size="12pt" style:font-size-asian="12pt" style:font-size-complex="12pt"/>
    </style:style>
    <style:style style:name="T7_118" style:family="text">
      <style:text-properties fo:font-size="12pt" style:font-size-asian="12pt" style:font-size-complex="12pt"/>
    </style:style>
    <style:style style:name="T7_119" style:family="text">
      <style:text-properties fo:font-size="12pt" style:font-size-asian="12pt" style:font-size-complex="12pt"/>
    </style:style>
    <style:style style:name="T7_120" style:family="text">
      <style:text-properties fo:font-size="12pt" style:font-size-asian="12pt" style:font-size-complex="12pt"/>
    </style:style>
    <style:style style:name="T7_121" style:family="text">
      <style:text-properties fo:font-size="12pt" style:font-size-asian="12pt" style:font-size-complex="12pt"/>
    </style:style>
    <style:style style:name="T7_122" style:family="text">
      <style:text-properties fo:font-size="12pt" style:font-size-asian="12pt" style:font-size-complex="12pt"/>
    </style:style>
    <style:style style:name="T7_123" style:family="text">
      <style:text-properties fo:font-size="12pt" style:font-size-asian="12pt" style:font-size-complex="12pt"/>
    </style:style>
    <style:style style:name="T7_124" style:family="text">
      <style:text-properties fo:font-size="12pt" style:font-size-asian="12pt" style:font-size-complex="12pt"/>
    </style:style>
    <style:style style:name="T7_125" style:family="text">
      <style:text-properties fo:font-size="12pt" style:font-size-asian="12pt" style:font-size-complex="12pt"/>
    </style:style>
    <style:style style:name="T7_126" style:family="text">
      <style:text-properties fo:font-size="12pt" style:font-size-asian="12pt" style:font-size-complex="12pt"/>
    </style:style>
    <style:style style:name="T7_127" style:family="text">
      <style:text-properties fo:font-size="12pt" style:font-size-asian="12pt" style:font-size-complex="12pt"/>
    </style:style>
    <style:style style:name="T7_128" style:family="text">
      <style:text-properties fo:font-size="12pt" style:font-size-asian="12pt" style:font-size-complex="12pt"/>
    </style:style>
    <style:style style:name="T7_129" style:family="text">
      <style:text-properties fo:font-size="12pt" style:font-size-asian="12pt" style:font-size-complex="12pt"/>
    </style:style>
    <style:style style:name="T7_130" style:family="text">
      <style:text-properties fo:font-size="12pt" style:font-size-asian="12pt" style:font-size-complex="12pt"/>
    </style:style>
    <style:style style:name="T7_131" style:family="text">
      <style:text-properties fo:font-size="12pt" style:font-size-asian="12pt" style:font-size-complex="12pt"/>
    </style:style>
    <style:style style:name="T7_132" style:family="text">
      <style:text-properties fo:font-size="12pt" style:font-size-asian="12pt" style:font-size-complex="12pt"/>
    </style:style>
    <style:style style:name="T7_133" style:family="text">
      <style:text-properties fo:font-size="12pt" style:font-size-asian="12pt" style:font-size-complex="12pt"/>
    </style:style>
    <style:style style:name="T7_134" style:family="text">
      <style:text-properties fo:font-size="12pt" style:font-size-asian="12pt" style:font-size-complex="12pt"/>
    </style:style>
    <style:style style:name="T7_135" style:family="text">
      <style:text-properties fo:font-size="12pt" style:font-size-asian="12pt" style:font-size-complex="12pt"/>
    </style:style>
    <style:style style:name="T7_136" style:family="text">
      <style:text-properties fo:font-size="12pt" style:font-size-asian="12pt" style:font-size-complex="12pt"/>
    </style:style>
    <style:style style:name="T7_137" style:family="text">
      <style:text-properties fo:font-size="12pt" style:font-size-asian="12pt" style:font-size-complex="12pt"/>
    </style:style>
    <style:style style:name="T7_138" style:family="text">
      <style:text-properties fo:font-size="12pt" style:font-size-asian="12pt" style:font-size-complex="12pt"/>
    </style:style>
    <style:style style:name="T7_139" style:family="text">
      <style:text-properties fo:font-size="12pt" style:font-size-asian="12pt" style:font-size-complex="12pt"/>
    </style:style>
    <style:style style:name="T7_140" style:family="text">
      <style:text-properties fo:font-size="12pt" style:font-size-asian="12pt" style:font-size-complex="12pt"/>
    </style:style>
    <style:style style:name="T7_141" style:family="text"/>
    <style:style style:name="T7_142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43" style:family="text"/>
    <style:style style:name="T7_144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45" style:family="text"/>
    <style:style style:name="T7_146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47" style:family="text"/>
    <style:style style:name="T7_148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49" style:family="text"/>
    <style:style style:name="T7_150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51" style:family="text"/>
    <style:style style:name="T7_152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53" style:family="text"/>
    <style:style style:name="T7_154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55" style:family="text"/>
    <style:style style:name="T7_156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57" style:family="text"/>
    <style:style style:name="T7_158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59" style:family="text"/>
    <style:style style:name="T7_160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61" style:family="text"/>
    <style:style style:name="T7_162" style:family="text">
      <style:text-properties fo:color="#1155cc" fo:font-size="12pt" style:font-size-asian="12pt" style:font-size-complex="12pt" style:text-underline-style="solid" style:text-underline-color="font-color"/>
    </style:style>
    <style:style style:name="T7_163" style:family="text">
      <style:text-properties fo:font-size="12pt" style:font-size-asian="12pt" style:font-size-complex="12pt"/>
    </style:style>
    <style:style style:name="T7_164" style:family="text">
      <style:text-properties fo:font-size="12pt" style:font-size-asian="12pt" style:font-size-complex="12pt"/>
    </style:style>
    <style:style style:name="T7_165" style:family="text">
      <style:text-properties fo:font-size="12pt" style:font-size-asian="12pt" style:font-size-complex="12pt"/>
    </style:style>
    <style:style style:name="T7_166" style:family="text">
      <style:text-properties fo:font-size="12pt" style:font-size-asian="12pt" style:font-size-complex="12pt"/>
    </style:style>
    <style:style style:name="T7_167" style:family="text">
      <style:text-properties fo:font-size="12pt" style:font-size-asian="12pt" style:font-size-complex="12pt"/>
    </style:style>
    <style:style style:name="T7_168" style:family="text">
      <style:text-properties fo:font-size="12pt" style:font-size-asian="12pt" style:font-size-complex="12pt"/>
    </style:style>
    <style:style style:name="T7_169" style:family="text">
      <style:text-properties fo:font-size="12pt" style:font-size-asian="12pt" style:font-size-complex="12pt"/>
    </style:style>
    <style:style style:name="T7_170" style:family="text">
      <style:text-properties fo:font-size="12pt" style:font-size-asian="12pt" style:font-size-complex="12pt"/>
    </style:style>
    <style:style style:name="T7_171" style:family="text">
      <style:text-properties fo:font-size="12pt" style:font-size-asian="12pt" style:font-size-complex="12pt"/>
    </style:style>
    <style:style style:name="T7_172" style:family="text">
      <style:text-properties fo:font-size="12pt" style:font-size-asian="12pt" style:font-size-complex="12pt"/>
    </style:style>
    <style:style style:name="T7_173" style:family="text">
      <style:text-properties fo:font-size="12pt" style:font-size-asian="12pt" style:font-size-complex="12pt"/>
    </style:style>
    <style:style style:name="T7_174" style:family="text">
      <style:text-properties fo:font-size="12pt" style:font-size-asian="12pt" style:font-size-complex="12pt"/>
    </style:style>
    <style:style style:name="T7_175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T13_35" style:family="text">
      <style:text-properties fo:font-size="12pt" style:font-size-asian="12pt" style:font-size-complex="12pt"/>
    </style:style>
    <style:style style:name="T13_36" style:family="text">
      <style:text-properties fo:font-size="12pt" style:font-size-asian="12pt" style:font-size-complex="12pt"/>
    </style:style>
    <style:style style:name="T13_37" style:family="text">
      <style:text-properties fo:font-size="12pt" style:font-size-asian="12pt" style:font-size-complex="12pt"/>
    </style:style>
    <style:style style:name="T13_38" style:family="text">
      <style:text-properties fo:font-size="12pt" style:font-size-asian="12pt" style:font-size-complex="12pt"/>
    </style:style>
    <style:style style:name="T13_39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page" fo:line-height="115%" style:writing-mode="lr-tb"/>
    </style:style>
    <style:style style:name="T19_1" style:family="text">
      <style:text-properties fo:font-size="14pt" style:font-size-asian="14pt" style:font-size-complex="14pt" fo:font-weight="bold" style:font-weight-asian="bold" style:font-weight-complex="bold"/>
    </style:style>
    <style:style style:name="T19_2" style:family="text">
      <style:text-properties fo:font-size="14pt" style:font-size-asian="14pt" style:font-size-complex="14pt" fo:font-weight="bold" style:font-weight-asian="bold" style:font-weight-complex="bold"/>
    </style:style>
    <style:style style:name="T19_3" style:family="text">
      <style:text-properties fo:font-size="14pt" style:font-size-asian="14pt" style:font-size-complex="14pt" fo:font-weight="bold" style:font-weight-asian="bold" style:font-weight-complex="bold"/>
    </style:style>
    <style:style style:name="T19_4" style:family="text">
      <style:text-properties fo:font-size="14pt" style:font-size-asian="14pt" style:font-size-complex="14pt" fo:font-weight="bold" style:font-weight-asian="bold" style:font-weight-complex="bold"/>
    </style:style>
    <style:style style:name="T19_5" style:family="text">
      <style:text-properties fo:font-size="14pt" style:font-size-asian="14pt" style:font-size-complex="14pt" fo:font-weight="bold" style:font-weight-asian="bold" style:font-weight-complex="bold"/>
    </style:style>
    <style:style style:name="T19_6" style:family="text">
      <style:text-properties fo:font-size="14pt" style:font-size-asian="14pt" style:font-size-complex="14pt" fo:font-weight="bold" style:font-weight-asian="bold" style:font-weight-complex="bold"/>
    </style:style>
    <style:style style:name="T19_7" style:family="text">
      <style:text-properties fo:font-size="14pt" style:font-size-asian="14pt" style:font-size-complex="14pt" fo:font-weight="bold" style:font-weight-asian="bold" style:font-weight-complex="bold"/>
    </style:style>
    <style:style style:name="T19_8" style:family="text">
      <style:text-properties fo:font-size="14pt" style:font-size-asian="14pt" style:font-size-complex="14pt" fo:font-weight="bold" style:font-weight-asian="bold" style:font-weight-complex="bold"/>
    </style:style>
    <style:style style:name="T19_9" style:family="text">
      <style:text-properties fo:font-size="14pt" style:font-size-asian="14pt" style:font-size-complex="14pt" fo:font-weight="bold" style:font-weight-asian="bold" style:font-weight-complex="bold"/>
    </style:style>
    <style:style style:name="T19_10" style:family="text">
      <style:text-properties fo:font-size="14pt" style:font-size-asian="14pt" style:font-size-complex="14pt" fo:font-weight="bold" style:font-weight-asian="bold" style:font-weight-complex="bold"/>
    </style:style>
    <style:style style:name="T19_11" style:family="text">
      <style:text-properties fo:font-size="14pt" style:font-size-asian="14pt" style:font-size-complex="14pt" fo:font-weight="bold" style:font-weight-asian="bold" style:font-weight-complex="bold"/>
    </style:style>
    <style:style style:name="T19_12" style:family="text">
      <style:text-properties fo:font-size="14pt" style:font-size-asian="14pt" style:font-size-complex="14pt" fo:font-weight="bold" style:font-weight-asian="bold" style:font-weight-complex="bold"/>
    </style:style>
    <style:style style:name="T19_13" style:family="text">
      <style:text-properties fo:font-size="14pt" style:font-size-asian="14pt" style:font-size-complex="14pt" fo:font-weight="bold" style:font-weight-asian="bold" style:font-weight-complex="bold"/>
    </style:style>
    <style:style style:name="T19_14" style:family="text"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2pt" style:font-size-asian="12pt" style:font-size-complex="12pt" fo:font-weight="bold" style:font-weight-asian="bold" style:font-weight-complex="bold"/>
    </style:style>
    <style:style style:name="T34_2" style:family="text">
      <style:text-properties fo:font-size="12pt" style:font-size-asian="12pt" style:font-size-complex="12pt" fo:font-weight="bold" style:font-weight-asian="bold" style:font-weight-complex="bold"/>
    </style:style>
    <style:style style:name="T34_3" style:family="text">
      <style:text-properties fo:font-size="12pt" style:font-size-asian="12pt" style:font-size-complex="12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 fo:font-weight="bold" style:font-weight-asian="bold" style:font-weight-complex="bold"/>
    </style:style>
    <style:style style:name="T36_2" style:family="text">
      <style:text-properties fo:font-size="12pt" style:font-size-asian="12pt" style:font-size-complex="12pt" fo:font-weight="bold" style:font-weight-asian="bold" style:font-weight-complex="bold"/>
    </style:style>
    <style:style style:name="T36_3" style:family="text">
      <style:text-properties fo:font-size="12pt" style:font-size-asian="12pt" style:font-size-complex="12pt" fo:font-weight="bold" style:font-weight-asian="bold" style:font-weight-complex="bold"/>
    </style:style>
    <style:style style:name="T36_4" style:family="text">
      <style:text-properties fo:font-size="12pt" style:font-size-asian="12pt" style:font-size-complex="12pt" fo:font-weight="bold" style:font-weight-asian="bold" style:font-weight-complex="bold"/>
    </style:style>
    <style:style style:name="T36_5" style:family="text">
      <style:text-properties fo:font-size="12pt" style:font-size-asian="12pt" style:font-size-complex="12pt" fo:font-weight="bold" style:font-weight-asian="bold" style:font-weight-complex="bold"/>
    </style:style>
    <style:style style:name="T36_6" style:family="text">
      <style:text-properties fo:font-size="12pt" style:font-size-asian="12pt" style:font-size-complex="12pt" fo:font-weight="bold" style:font-weight-asian="bold" style:font-weight-complex="bold"/>
    </style:style>
    <style:style style:name="T36_7" style:family="text">
      <style:text-properties fo:font-size="12pt" style:font-size-asian="12pt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>
      <style:text-properties fo:color="#1155cc" style:text-underline-style="solid" style:text-underline-color="font-color"/>
    </style:style>
    <style:style style:name="T40_25" style:family="text"/>
    <style:style style:name="T40_26" style:family="text">
      <style:text-properties fo:color="#1155cc" style:text-underline-style="solid" style:text-underline-color="font-color"/>
    </style:style>
    <style:style style:name="T40_27" style:family="text"/>
    <style:style style:name="T40_28" style:family="text">
      <style:text-properties fo:color="#1155cc" style:text-underline-style="solid" style:text-underline-color="font-color"/>
    </style:style>
    <style:style style:name="T40_29" style:family="text"/>
    <style:style style:name="T40_30" style:family="text">
      <style:text-properties fo:color="#1155cc" style:text-underline-style="solid" style:text-underline-color="font-color"/>
    </style:style>
    <style:style style:name="T40_31" style:family="text"/>
    <style:style style:name="T40_32" style:family="text">
      <style:text-properties fo:color="#1155cc" style:text-underline-style="solid" style:text-underline-color="font-color"/>
    </style:style>
    <style:style style:name="T40_33" style:family="text"/>
    <style:style style:name="T40_34" style:family="text">
      <style:text-properties fo:color="#1155cc" style:text-underline-style="solid" style:text-underline-color="font-color"/>
    </style:style>
    <style:style style:name="T40_35" style:family="text"/>
    <style:style style:name="T40_36" style:family="text">
      <style:text-properties fo:color="#1155cc" style:text-underline-style="solid" style:text-underline-color="font-color"/>
    </style:style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>
      <style:text-properties fo:color="#1155cc" style:text-underline-style="solid" style:text-underline-color="font-color"/>
    </style:style>
    <style:style style:name="T42_25" style:family="text"/>
    <style:style style:name="T42_26" style:family="text">
      <style:text-properties fo:color="#1155cc" style:text-underline-style="solid" style:text-underline-color="font-color"/>
    </style:style>
    <style:style style:name="T42_27" style:family="text"/>
    <style:style style:name="T42_28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P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page" fo:line-height="115%" style:writing-mode="lr-tb"/>
    </style:style>
    <style:style style:name="T46_1" style:family="text">
      <style:text-properties fo:font-size="12pt" style:font-size-asian="12pt" style:font-size-complex="12pt" fo:font-weight="bold" style:font-weight-asian="bold" style:font-weight-complex="bold"/>
    </style:style>
    <style:style style:name="T46_2" style:family="text">
      <style:text-properties fo:font-size="12pt" style:font-size-asian="12pt" style:font-size-complex="12pt" fo:font-weight="bold" style:font-weight-asian="bold" style:font-weight-complex="bold"/>
    </style:style>
    <style:style style:name="T46_3" style:family="text">
      <style:text-properties fo:font-size="12pt" style:font-size-asian="12pt" style:font-size-complex="12pt" fo:font-weight="bold" style:font-weight-asian="bold" style:font-weight-complex="bold"/>
    </style:style>
    <style:style style:name="T46_4" style:family="text">
      <style:text-properties fo:font-size="12pt" style:font-size-asian="12pt" style:font-size-complex="12pt" fo:font-weight="bold" style:font-weight-asian="bold" style:font-weight-complex="bold"/>
    </style:style>
    <style:style style:name="T46_5" style:family="text">
      <style:text-properties fo:font-size="12pt" style:font-size-asian="12pt" style:font-size-complex="12pt" fo:font-weight="bold" style:font-weight-asian="bold" style:font-weight-complex="bold"/>
    </style:style>
    <style:style style:name="T46_6" style:family="text">
      <style:text-properties fo:font-size="12pt" style:font-size-asian="12pt" style:font-size-complex="12pt" fo:font-weight="bold" style:font-weight-asian="bold" style:font-weight-complex="bold"/>
    </style:style>
    <style:style style:name="T46_7" style:family="text">
      <style:text-properties fo:font-size="12pt" style:font-size-asian="12pt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2pt" style:font-size-asian="12pt" style:font-size-complex="12pt" fo:font-weight="bold" style:font-weight-asian="bold" style:font-weight-complex="bold"/>
    </style:style>
    <style:style style:name="T52_2" style:family="text">
      <style:text-properties fo:font-size="12pt" style:font-size-asian="12pt" style:font-size-complex="12pt" fo:font-weight="bold" style:font-weight-asian="bold" style:font-weight-complex="bold"/>
    </style:style>
    <style:style style:name="T52_3" style:family="text">
      <style:text-properties fo:font-size="12pt" style:font-size-asian="12pt" style:font-size-complex="12pt" fo:font-weight="bold" style:font-weight-asian="bold" style:font-weight-complex="bold"/>
    </style:style>
    <style:style style:name="T52_4" style:family="text">
      <style:text-properties fo:font-size="12pt" style:font-size-asian="12pt" style:font-size-complex="12pt" fo:font-weight="bold" style:font-weight-asian="bold" style:font-weight-complex="bold"/>
    </style:style>
    <style:style style:name="T52_5" style:family="text">
      <style:text-properties fo:font-size="12pt" style:font-size-asian="12pt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2pt" style:font-size-asian="12pt" style:font-size-complex="12pt" fo:font-weight="bold" style:font-weight-asian="bold" style:font-weight-complex="bold"/>
    </style:style>
    <style:style style:name="T60_2" style:family="text">
      <style:text-properties fo:font-size="12pt" style:font-size-asian="12pt" style:font-size-complex="12pt" fo:font-weight="bold" style:font-weight-asian="bold" style:font-weight-complex="bold"/>
    </style:style>
    <style:style style:name="T60_3" style:family="text">
      <style:text-properties fo:font-size="12pt" style:font-size-asian="12pt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4pt" style:font-size-asian="14pt" style:font-size-complex="14pt" fo:font-weight="bold" style:font-weight-asian="bold" style:font-weight-complex="bold"/>
    </style:style>
    <style:style style:name="T69_2" style:family="text">
      <style:text-properties fo:font-size="14pt" style:font-size-asian="14pt" style:font-size-complex="14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</office:automatic-styles>
  <office:body>
    <office:text>
      <text:p text:style-name="P1"><text:span text:style-name="T1_1">Background</text:span><text:span text:style-name="T1_2"><text:s/></text:span><text:span text:style-name="T1_3">information</text:span><text:span text:style-name="T1_4">:</text:span></text:p>
      <text:p text:style-name="P2"/>
      <text:p text:style-name="P3"><text:span text:style-name="T3_1">The</text:span><text:span text:style-name="T3_2"><text:s/></text:span><text:span text:style-name="T3_3">UK</text:span><text:span text:style-name="T3_4"><text:s/></text:span><text:span text:style-name="T3_5">government</text:span><text:span text:style-name="T3_6"><text:s/></text:span><text:span text:style-name="T3_7">is</text:span><text:span text:style-name="T3_8"><text:s/></text:span><text:span text:style-name="T3_9">transforming</text:span><text:span text:style-name="T3_10"><text:s/></text:span><text:span text:style-name="T3_11">the</text:span><text:span text:style-name="T3_12"><text:s/></text:span><text:span text:style-name="T3_13">way</text:span><text:span text:style-name="T3_14"><text:s/></text:span><text:span text:style-name="T3_15">we</text:span><text:span text:style-name="T3_16"><text:s/></text:span><text:span text:style-name="T3_17">deliver</text:span><text:span text:style-name="T3_18"><text:s/></text:span><text:span text:style-name="T3_19">digital</text:span><text:span text:style-name="T3_20"><text:s/></text:span><text:span text:style-name="T3_21">services</text:span><text:span text:style-name="T3_22"><text:s/></text:span><text:span text:style-name="T3_23">which</text:span><text:span text:style-name="T3_24"><text:s/></text:span><text:span text:style-name="T3_25">require</text:span><text:span text:style-name="T3_26"><text:s/></text:span><text:span text:style-name="T3_27">the</text:span><text:span text:style-name="T3_28"><text:s/></text:span><text:span text:style-name="T3_29">need</text:span><text:span text:style-name="T3_30"><text:s/></text:span><text:span text:style-name="T3_31">for</text:span><text:span text:style-name="T3_32"><text:s/></text:span><text:span text:style-name="T3_33">an</text:span><text:span text:style-name="T3_34"><text:s/></text:span><text:span text:style-name="T3_35">agile</text:span><text:span text:style-name="T3_36"><text:s/></text:span><text:span text:style-name="T3_37">coach</text:span><text:span text:style-name="T3_38"><text:s/></text:span><text:span text:style-name="T3_39">to</text:span><text:span text:style-name="T3_40"><text:s/></text:span><text:span text:style-name="T3_41">embed</text:span><text:span text:style-name="T3_42"><text:s/></text:span><text:span text:style-name="T3_43">and</text:span><text:span text:style-name="T3_44"><text:s/></text:span><text:span text:style-name="T3_45">build</text:span><text:span text:style-name="T3_46"><text:s/></text:span><text:span text:style-name="T3_47">capability</text:span><text:span text:style-name="T3_48"><text:s/></text:span><text:span text:style-name="T3_49">in</text:span><text:span text:style-name="T3_50"><text:s/></text:span><text:span text:style-name="T3_51">agile</text:span><text:span text:style-name="T3_52"><text:s/></text:span><text:span text:style-name="T3_53">and</text:span><text:span text:style-name="T3_54"><text:s/></text:span><text:span text:style-name="T3_55">lean</text:span><text:span text:style-name="T3_56"><text:s/></text:span><text:span text:style-name="T3_57">practices</text:span><text:span text:style-name="T3_58"><text:s/></text:span><text:span text:style-name="T3_59">in</text:span><text:span text:style-name="T3_60"><text:s/></text:span><text:span text:style-name="T3_61">teams</text:span><text:span text:style-name="T3_62"><text:s/></text:span><text:span text:style-name="T3_63">and</text:span><text:span text:style-name="T3_64"><text:s/></text:span><text:span text:style-name="T3_65">the</text:span><text:span text:style-name="T3_66"><text:s/></text:span><text:span text:style-name="T3_67">foundations</text:span><text:span text:style-name="T3_68"><text:s/></text:span><text:span text:style-name="T3_69">to</text:span><text:span text:style-name="T3_70"><text:s/></text:span><text:span text:style-name="T3_71">support</text:span><text:span text:style-name="T3_72"><text:s/></text:span><text:span text:style-name="T3_73">them</text:span><text:span text:style-name="T3_74"><text:s/></text:span><text:span text:style-name="T3_75">across</text:span><text:span text:style-name="T3_76"><text:s/></text:span><text:span text:style-name="T3_77">the</text:span><text:span text:style-name="T3_78"><text:s/></text:span><text:span text:style-name="T3_79">organisation</text:span><text:span text:style-name="T3_80">.</text:span></text:p>
      <text:p text:style-name="P4"/>
      <text:p text:style-name="P5"><text:span text:style-name="T5_1">Since</text:span><text:span text:style-name="T5_2"><text:s/>2012,<text:s/></text:span><text:span text:style-name="T5_3">departments</text:span><text:span text:style-name="T5_4"><text:s/></text:span><text:span text:style-name="T5_5">have</text:span><text:span text:style-name="T5_6"><text:s/></text:span><text:span text:style-name="T5_7">moved</text:span><text:span text:style-name="T5_8"><text:s/></text:span><text:span text:style-name="T5_9">to</text:span><text:span text:style-name="T5_10"><text:s/></text:span><text:span text:style-name="T5_11">a</text:span><text:span text:style-name="T5_12"><text:s/></text:span><text:span text:style-name="T5_13">more</text:span><text:span text:style-name="T5_14"><text:s/></text:span><text:span text:style-name="T5_15">agile</text:span><text:span text:style-name="T5_16"><text:s/></text:span><text:span text:style-name="T5_17">way</text:span><text:span text:style-name="T5_18"><text:s/></text:span><text:span text:style-name="T5_19">of</text:span><text:span text:style-name="T5_20"><text:s/></text:span><text:span text:style-name="T5_21">working</text:span><text:span text:style-name="T5_22"><text:s/></text:span><text:span text:style-name="T5_23">to</text:span><text:span text:style-name="T5_24"><text:s/></text:span><text:span text:style-name="T5_25">deliver</text:span><text:span text:style-name="T5_26"><text:s/></text:span><text:span text:style-name="T5_27">digital</text:span><text:span text:style-name="T5_28"><text:s/></text:span><text:span text:style-name="T5_29">service</text:span><text:span text:style-name="T5_30"><text:s/></text:span><text:span text:style-name="T5_31">transformation</text:span><text:span text:style-name="T5_32">.<text:s/></text:span><text:span text:style-name="T5_33">Agile</text:span><text:span text:style-name="T5_34"><text:s/></text:span><text:span text:style-name="T5_35">coaches</text:span><text:span text:style-name="T5_36"><text:s/></text:span><text:span text:style-name="T5_37">will</text:span><text:span text:style-name="T5_38"><text:s/></text:span><text:span text:style-name="T5_39">be</text:span><text:span text:style-name="T5_40"><text:s/></text:span><text:span text:style-name="T5_41">working</text:span><text:span text:style-name="T5_42"><text:s/></text:span><text:span text:style-name="T5_43">directly</text:span><text:span text:style-name="T5_44"><text:s/></text:span><text:span text:style-name="T5_45">with</text:span><text:span text:style-name="T5_46"><text:s/></text:span><text:span text:style-name="T5_47">government</text:span><text:span text:style-name="T5_48"><text:s/></text:span><text:span text:style-name="T5_49">departments</text:span><text:span text:style-name="T5_50"><text:s/></text:span><text:span text:style-name="T5_51">and</text:span><text:span text:style-name="T5_52"><text:s/></text:span><text:span text:style-name="T5_53">agencies</text:span><text:span text:style-name="T5_54">,<text:s/></text:span><text:span text:style-name="T5_55">to</text:span><text:span text:style-name="T5_56"><text:s/></text:span><text:span text:style-name="T5_57">help</text:span><text:span text:style-name="T5_58"><text:s/></text:span><text:span text:style-name="T5_59">organisations</text:span><text:span text:style-name="T5_60">,<text:s/></text:span><text:span text:style-name="T5_61">portfolios</text:span><text:span text:style-name="T5_62">,<text:s/></text:span><text:span text:style-name="T5_63">programmes</text:span><text:span text:style-name="T5_64"><text:s/></text:span><text:span text:style-name="T5_65">and</text:span><text:span text:style-name="T5_66"><text:s/></text:span><text:span text:style-name="T5_67">teams</text:span><text:span text:style-name="T5_68"><text:s/></text:span><text:span text:style-name="T5_69">to</text:span><text:span text:style-name="T5_70"><text:s/></text:span><text:span text:style-name="T5_71">be</text:span><text:span text:style-name="T5_72"><text:s/></text:span><text:span text:style-name="T5_73">as</text:span><text:span text:style-name="T5_74"><text:s/></text:span><text:span text:style-name="T5_75">effective</text:span><text:span text:style-name="T5_76"><text:s/></text:span><text:span text:style-name="T5_77">as</text:span><text:span text:style-name="T5_78"><text:s/></text:span><text:span text:style-name="T5_79">possible</text:span><text:span text:style-name="T5_80"><text:s/></text:span><text:span text:style-name="T5_81">by</text:span><text:span text:style-name="T5_82"><text:s/></text:span><text:span text:style-name="T5_83">embedding</text:span><text:span text:style-name="T5_84"><text:s/></text:span><text:span text:style-name="T5_85">an</text:span><text:span text:style-name="T5_86"><text:s/></text:span><text:span text:style-name="T5_87">agile</text:span><text:span text:style-name="T5_88"><text:s/></text:span><text:span text:style-name="T5_89">culture</text:span><text:span text:style-name="T5_90">.</text:span></text:p>
      <text:p text:style-name="P6"/>
      <text:p text:style-name="P7"><text:span text:style-name="T7_1">The</text:span><text:span text:style-name="T7_2"><text:s/></text:span><text:span text:style-name="T7_3">focus</text:span><text:span text:style-name="T7_4"><text:s/></text:span><text:span text:style-name="T7_5">is</text:span><text:span text:style-name="T7_6"><text:s/></text:span><text:span text:style-name="T7_7">increasingly</text:span><text:span text:style-name="T7_8"><text:s/></text:span><text:span text:style-name="T7_9">on</text:span><text:span text:style-name="T7_10"><text:s/></text:span><text:span text:style-name="T7_11">building</text:span><text:span text:style-name="T7_12"><text:s/></text:span><text:span text:style-name="T7_13">and</text:span><text:span text:style-name="T7_14"><text:s/></text:span><text:span text:style-name="T7_15">maintaining</text:span><text:span text:style-name="T7_16"><text:s/></text:span><text:span text:style-name="T7_17">the</text:span><text:span text:style-name="T7_18"><text:s/></text:span><text:span text:style-name="T7_19">internal</text:span><text:span text:style-name="T7_20"><text:s/></text:span><text:span text:style-name="T7_21">capabilities</text:span><text:span text:style-name="T7_22"><text:s/></text:span><text:span text:style-name="T7_23">of</text:span><text:span text:style-name="T7_24"><text:s/></text:span><text:span text:style-name="T7_25">departments</text:span><text:span text:style-name="T7_26"><text:s/></text:span><text:span text:style-name="T7_27">to</text:span><text:span text:style-name="T7_28"><text:s/></text:span><text:span text:style-name="T7_29">effectively</text:span><text:span text:style-name="T7_30"><text:s/></text:span><text:span text:style-name="T7_31">govern</text:span><text:span text:style-name="T7_32">,<text:s/></text:span><text:span text:style-name="T7_33">deliver</text:span><text:span text:style-name="T7_34"><text:s/></text:span><text:span text:style-name="T7_35">and</text:span><text:span text:style-name="T7_36"><text:s/></text:span><text:span text:style-name="T7_37">run</text:span><text:span text:style-name="T7_38"><text:s/></text:span><text:span text:style-name="T7_39">digital</text:span><text:span text:style-name="T7_40"><text:s/></text:span><text:span text:style-name="T7_41">services</text:span><text:span text:style-name="T7_42"><text:s/></text:span><text:span text:style-name="T7_43">being</text:span><text:span text:style-name="T7_44"><text:s/></text:span><text:span text:style-name="T7_45">built</text:span><text:span text:style-name="T7_46"><text:s/></text:span><text:span text:style-name="T7_47">and</text:span><text:span text:style-name="T7_48"><text:s/></text:span><text:span text:style-name="T7_49">provide</text:span><text:span text:style-name="T7_50"><text:s/></text:span><text:span text:style-name="T7_51">an</text:span><text:span text:style-name="T7_52"><text:s/></text:span><text:span text:style-name="T7_53">environment</text:span><text:span text:style-name="T7_54"><text:s/></text:span><text:span text:style-name="T7_55">that</text:span><text:span text:style-name="T7_56"><text:s/></text:span><text:span text:style-name="T7_57">enables</text:span><text:span text:style-name="T7_58"><text:s/></text:span><text:span text:style-name="T7_59">continuous</text:span><text:span text:style-name="T7_60"><text:s/></text:span><text:span text:style-name="T7_61">delivery</text:span><text:span text:style-name="T7_62"><text:s/></text:span><text:span text:style-name="T7_63">in</text:span><text:span text:style-name="T7_64"><text:s/></text:span><text:span text:style-name="T7_65">perpetuity</text:span><text:span text:style-name="T7_66">.<text:s/></text:span><text:span text:style-name="T7_67">The</text:span><text:span text:style-name="T7_68"><text:s/></text:span><text:span text:style-name="T7_69">input</text:span><text:span text:style-name="T7_70"><text:s/></text:span><text:span text:style-name="T7_71">of</text:span><text:span text:style-name="T7_72"><text:s/></text:span><text:span text:style-name="T7_73">an</text:span><text:span text:style-name="T7_74"><text:s/></text:span><text:span text:style-name="T7_75">agile</text:span><text:span text:style-name="T7_76"><text:s/></text:span><text:span text:style-name="T7_77">coach</text:span><text:span text:style-name="T7_78"><text:s/></text:span><text:span text:style-name="T7_79">is</text:span><text:span text:style-name="T7_80"><text:s/></text:span><text:span text:style-name="T7_81">integral</text:span><text:span text:style-name="T7_82"><text:s/></text:span><text:span text:style-name="T7_83">to</text:span><text:span text:style-name="T7_84"><text:s/></text:span><text:span text:style-name="T7_85">ensure</text:span><text:span text:style-name="T7_86"><text:s/></text:span><text:span text:style-name="T7_87">departments</text:span><text:span text:style-name="T7_88">’<text:s/></text:span><text:span text:style-name="T7_89">agile</text:span><text:span text:style-name="T7_90"><text:s/></text:span><text:span text:style-name="T7_91">practices</text:span><text:span text:style-name="T7_92"><text:s/></text:span><text:span text:style-name="T7_93">and</text:span><text:span text:style-name="T7_94"><text:s/></text:span><text:span text:style-name="T7_95">team</text:span><text:span text:style-name="T7_96"><text:s/></text:span><text:span text:style-name="T7_97">capabilities</text:span><text:span text:style-name="T7_98"><text:s/></text:span><text:span text:style-name="T7_99">are</text:span><text:span text:style-name="T7_100"><text:s/></text:span><text:span text:style-name="T7_101">set</text:span><text:span text:style-name="T7_102"><text:s/></text:span><text:span text:style-name="T7_103">up</text:span><text:span text:style-name="T7_104"><text:s/></text:span><text:span text:style-name="T7_105">to</text:span><text:span text:style-name="T7_106"><text:s/></text:span><text:span text:style-name="T7_107">support</text:span><text:span text:style-name="T7_108"><text:s/></text:span><text:span text:style-name="T7_109">this</text:span><text:span text:style-name="T7_110">.<text:s/></text:span><text:span text:style-name="T7_111">This</text:span><text:span text:style-name="T7_112"><text:s/></text:span><text:span text:style-name="T7_113">extends</text:span><text:span text:style-name="T7_114"><text:s/></text:span><text:span text:style-name="T7_115">to</text:span><text:span text:style-name="T7_116"><text:s/></text:span><text:span text:style-name="T7_117">providing</text:span><text:span text:style-name="T7_118"><text:s/></text:span><text:span text:style-name="T7_119">advice</text:span><text:span text:style-name="T7_120"><text:s/></text:span><text:span text:style-name="T7_121">to</text:span><text:span text:style-name="T7_122"><text:s/></text:span><text:span text:style-name="T7_123">organisations</text:span><text:span text:style-name="T7_124"><text:s/></text:span><text:span text:style-name="T7_125">on</text:span><text:span text:style-name="T7_126"><text:s/></text:span><text:span text:style-name="T7_127">to</text:span><text:span text:style-name="T7_128"><text:s/></text:span><text:span text:style-name="T7_129">govern</text:span><text:span text:style-name="T7_130"><text:s/></text:span><text:span text:style-name="T7_131">delivery</text:span><text:span text:style-name="T7_132"><text:s/></text:span><text:span text:style-name="T7_133">in</text:span><text:span text:style-name="T7_134"><text:s/></text:span><text:span text:style-name="T7_135">line</text:span><text:span text:style-name="T7_136"><text:s/></text:span><text:span text:style-name="T7_137">with</text:span><text:span text:style-name="T7_138"><text:s/></text:span><text:span text:style-name="T7_139">the</text:span><text:span text:style-name="T7_140"><text:s/></text:span><text:span text:style-name="T7_141"><text:a xlink:type="simple" xlink:href="https://digitaltransformation.blog.gov.uk/2014/06/24/governance-principles/"><text:span text:style-name="T7_142">GDS</text:span></text:a></text:span><text:span text:style-name="T7_143"><text:a xlink:type="simple" xlink:href="https://digitaltransformation.blog.gov.uk/2014/06/24/governance-principles/"><text:span text:style-name="T7_144"><text:s/></text:span></text:a></text:span><text:span text:style-name="T7_145"><text:a xlink:type="simple" xlink:href="https://digitaltransformation.blog.gov.uk/2014/06/24/governance-principles/"><text:span text:style-name="T7_146">governance</text:span></text:a></text:span><text:span text:style-name="T7_147"><text:a xlink:type="simple" xlink:href="https://digitaltransformation.blog.gov.uk/2014/06/24/governance-principles/"><text:span text:style-name="T7_148"><text:s/></text:span></text:a></text:span><text:span text:style-name="T7_149"><text:a xlink:type="simple" xlink:href="https://digitaltransformation.blog.gov.uk/2014/06/24/governance-principles/"><text:span text:style-name="T7_150">for</text:span></text:a></text:span><text:span text:style-name="T7_151"><text:a xlink:type="simple" xlink:href="https://digitaltransformation.blog.gov.uk/2014/06/24/governance-principles/"><text:span text:style-name="T7_152"><text:s/></text:span></text:a></text:span><text:span text:style-name="T7_153"><text:a xlink:type="simple" xlink:href="https://digitaltransformation.blog.gov.uk/2014/06/24/governance-principles/"><text:span text:style-name="T7_154">service</text:span></text:a></text:span><text:span text:style-name="T7_155"><text:a xlink:type="simple" xlink:href="https://digitaltransformation.blog.gov.uk/2014/06/24/governance-principles/"><text:span text:style-name="T7_156"><text:s/></text:span></text:a></text:span><text:span text:style-name="T7_157"><text:a xlink:type="simple" xlink:href="https://digitaltransformation.blog.gov.uk/2014/06/24/governance-principles/"><text:span text:style-name="T7_158">delivery</text:span></text:a></text:span><text:span text:style-name="T7_159"><text:a xlink:type="simple" xlink:href="https://digitaltransformation.blog.gov.uk/2014/06/24/governance-principles/"><text:span text:style-name="T7_160"><text:s/></text:span></text:a></text:span><text:span text:style-name="T7_161"><text:a xlink:type="simple" xlink:href="https://digitaltransformation.blog.gov.uk/2014/06/24/governance-principles/"><text:span text:style-name="T7_162">principles</text:span></text:a></text:span><text:span text:style-name="T7_163"><text:s/></text:span><text:span text:style-name="T7_164">and</text:span><text:span text:style-name="T7_165"><text:s/></text:span><text:span text:style-name="T7_166">ongoing</text:span><text:span text:style-name="T7_167"><text:s/></text:span><text:span text:style-name="T7_168">improvement</text:span><text:span text:style-name="T7_169"><text:s/></text:span><text:span text:style-name="T7_170">of</text:span><text:span text:style-name="T7_171"><text:s/></text:span><text:span text:style-name="T7_172">digital</text:span><text:span text:style-name="T7_173"><text:s/></text:span><text:span text:style-name="T7_174">services</text:span><text:span text:style-name="T7_175">.</text:span></text:p>
      <text:p text:style-name="P8"/>
      <text:p text:style-name="P9"><text:span text:style-name="T9_1">Agile</text:span><text:span text:style-name="T9_2"><text:s/></text:span><text:span text:style-name="T9_3">Coaches</text:span><text:span text:style-name="T9_4"><text:s/></text:span><text:span text:style-name="T9_5">work</text:span><text:span text:style-name="T9_6"><text:s/></text:span><text:span text:style-name="T9_7">in</text:span><text:span text:style-name="T9_8"><text:s/></text:span><text:span text:style-name="T9_9">several</text:span><text:span text:style-name="T9_10"><text:s/></text:span><text:span text:style-name="T9_11">capacities</text:span><text:span text:style-name="T9_12"><text:s/></text:span><text:span text:style-name="T9_13">across</text:span><text:span text:style-name="T9_14"><text:s/></text:span><text:span text:style-name="T9_15">transformation</text:span><text:span text:style-name="T9_16"><text:s/></text:span><text:span text:style-name="T9_17">programmes</text:span><text:span text:style-name="T9_18"><text:s/></text:span><text:span text:style-name="T9_19">to</text:span><text:span text:style-name="T9_20"><text:s/></text:span><text:span text:style-name="T9_21">deliver</text:span><text:span text:style-name="T9_22"><text:s/></text:span><text:span text:style-name="T9_23">lasting</text:span><text:span text:style-name="T9_24"><text:s/></text:span><text:span text:style-name="T9_25">change</text:span><text:span text:style-name="T9_26"><text:s/></text:span><text:span text:style-name="T9_27">within</text:span><text:span text:style-name="T9_28"><text:s/></text:span><text:span text:style-name="T9_29">departments</text:span><text:span text:style-name="T9_30"><text:s/></text:span><text:span text:style-name="T9_31">that</text:span><text:span text:style-name="T9_32"><text:s/></text:span><text:span text:style-name="T9_33">focuses</text:span><text:span text:style-name="T9_34"><text:s/></text:span><text:span text:style-name="T9_35">on</text:span><text:span text:style-name="T9_36"><text:s/></text:span><text:span text:style-name="T9_37">delivering</text:span><text:span text:style-name="T9_38"><text:s/></text:span><text:span text:style-name="T9_39">value</text:span><text:span text:style-name="T9_40"><text:s/></text:span><text:span text:style-name="T9_41">for</text:span><text:span text:style-name="T9_42"><text:s/></text:span><text:span text:style-name="T9_43">citizens</text:span><text:span text:style-name="T9_44">.</text:span></text:p>
      <text:p text:style-name="P10"/>
      <text:p text:style-name="P11"><text:span text:style-name="T11_1">Coaches</text:span><text:span text:style-name="T11_2"><text:s/></text:span><text:span text:style-name="T11_3">may</text:span><text:span text:style-name="T11_4"><text:s/></text:span><text:span text:style-name="T11_5">be</text:span><text:span text:style-name="T11_6"><text:s/></text:span><text:span text:style-name="T11_7">required</text:span><text:span text:style-name="T11_8"><text:s/></text:span><text:span text:style-name="T11_9">to</text:span><text:span text:style-name="T11_10"><text:s/></text:span><text:span text:style-name="T11_11">work</text:span><text:span text:style-name="T11_12"><text:s/></text:span><text:span text:style-name="T11_13">either</text:span><text:span text:style-name="T11_14">:</text:span></text:p>
      <text:p text:style-name="P12"/>
      <text:list text:style-name="LS1" xml:id="list0">
        <text:list-item>
          <text:p text:style-name="P13"><text:span text:style-name="T13_1">at</text:span><text:span text:style-name="T13_2"><text:s/></text:span><text:span text:style-name="T13_3">the</text:span><text:span text:style-name="T13_4"><text:s/></text:span><text:span text:style-name="T13_5">team</text:span><text:span text:style-name="T13_6"><text:s/></text:span><text:span text:style-name="T13_7">level</text:span><text:span text:style-name="T13_8">,<text:s/></text:span><text:span text:style-name="T13_9">working</text:span><text:span text:style-name="T13_10"><text:s/></text:span><text:span text:style-name="T13_11">with</text:span><text:span text:style-name="T13_12"><text:s/></text:span><text:span text:style-name="T13_13">teams</text:span><text:span text:style-name="T13_14"><text:s/></text:span><text:span text:style-name="T13_15">to</text:span><text:span text:style-name="T13_16"><text:s/></text:span><text:span text:style-name="T13_17">ensure</text:span><text:span text:style-name="T13_18"><text:s/></text:span><text:span text:style-name="T13_19">that</text:span><text:span text:style-name="T13_20"><text:s/></text:span><text:span text:style-name="T13_21">delivery</text:span><text:span text:style-name="T13_22"><text:s/></text:span><text:span text:style-name="T13_23">teams</text:span><text:span text:style-name="T13_24"><text:s/></text:span><text:span text:style-name="T13_25">within</text:span><text:span text:style-name="T13_26"><text:s/></text:span><text:span text:style-name="T13_27">departments</text:span><text:span text:style-name="T13_28"><text:s/></text:span><text:span text:style-name="T13_29">are</text:span><text:span text:style-name="T13_30"><text:s/></text:span><text:span text:style-name="T13_31">adopting</text:span><text:span text:style-name="T13_32"><text:s/></text:span><text:span text:style-name="T13_33">agile</text:span><text:span text:style-name="T13_34"><text:s/></text:span><text:span text:style-name="T13_35">and</text:span><text:span text:style-name="T13_36"><text:s/></text:span><text:span text:style-name="T13_37">performing</text:span><text:span text:style-name="T13_38"><text:s/></text:span><text:span text:style-name="T13_39">effectively</text:span></text:p>
        </text:list-item>
        <text:list-item>
          <text:p text:style-name="P14"><text:span text:style-name="T14_1">at</text:span><text:span text:style-name="T14_2"><text:s/></text:span><text:span text:style-name="T14_3">the</text:span><text:span text:style-name="T14_4"><text:s/></text:span><text:span text:style-name="T14_5">portfolio</text:span><text:span text:style-name="T14_6"><text:s/></text:span><text:span text:style-name="T14_7">or</text:span><text:span text:style-name="T14_8"><text:s/></text:span><text:span text:style-name="T14_9">programme</text:span><text:span text:style-name="T14_10"><text:s/></text:span><text:span text:style-name="T14_11">level</text:span><text:span text:style-name="T14_12">,<text:s/></text:span><text:span text:style-name="T14_13">to</text:span><text:span text:style-name="T14_14"><text:s/></text:span><text:span text:style-name="T14_15">help</text:span><text:span text:style-name="T14_16"><text:s/></text:span><text:span text:style-name="T14_17">departments</text:span><text:span text:style-name="T14_18"><text:s/></text:span><text:span text:style-name="T14_19">to</text:span><text:span text:style-name="T14_20"><text:s/></text:span><text:span text:style-name="T14_21">establish</text:span><text:span text:style-name="T14_22"><text:s/></text:span><text:span text:style-name="T14_23">the</text:span><text:span text:style-name="T14_24"><text:s/></text:span><text:span text:style-name="T14_25">right</text:span><text:span text:style-name="T14_26"><text:s/></text:span><text:span text:style-name="T14_27">processes</text:span><text:span text:style-name="T14_28"><text:s/></text:span><text:span text:style-name="T14_29">for</text:span><text:span text:style-name="T14_30"><text:s/></text:span><text:span text:style-name="T14_31">managing</text:span><text:span text:style-name="T14_32"><text:s/></text:span><text:span text:style-name="T14_33">a</text:span><text:span text:style-name="T14_34"><text:s/></text:span><text:span text:style-name="T14_35">portfolio</text:span><text:span text:style-name="T14_36"><text:s/></text:span><text:span text:style-name="T14_37">of</text:span><text:span text:style-name="T14_38"><text:s/></text:span><text:span text:style-name="T14_39">work</text:span><text:span text:style-name="T14_40"><text:s/></text:span><text:span text:style-name="T14_41">in</text:span><text:span text:style-name="T14_42"><text:s/></text:span><text:span text:style-name="T14_43">an</text:span><text:span text:style-name="T14_44"><text:s/></text:span><text:span text:style-name="T14_45">agile</text:span><text:span text:style-name="T14_46"><text:s/></text:span><text:span text:style-name="T14_47">way</text:span></text:p>
        </text:list-item>
        <text:list-item>
          <text:p text:style-name="P15"><text:span text:style-name="T15_1">at</text:span><text:span text:style-name="T15_2"><text:s/></text:span><text:span text:style-name="T15_3">the</text:span><text:span text:style-name="T15_4"><text:s/></text:span><text:span text:style-name="T15_5">organisation</text:span><text:span text:style-name="T15_6"><text:s/></text:span><text:span text:style-name="T15_7">level</text:span><text:span text:style-name="T15_8">,<text:s/></text:span><text:span text:style-name="T15_9">to</text:span><text:span text:style-name="T15_10"><text:s/></text:span><text:span text:style-name="T15_11">drive</text:span><text:span text:style-name="T15_12"><text:s/></text:span><text:span text:style-name="T15_13">strategic</text:span><text:span text:style-name="T15_14"><text:s/></text:span><text:span text:style-name="T15_15">change</text:span><text:span text:style-name="T15_16"><text:s/></text:span><text:span text:style-name="T15_17">across</text:span><text:span text:style-name="T15_18"><text:s/></text:span><text:span text:style-name="T15_19">the</text:span><text:span text:style-name="T15_20"><text:s/></text:span><text:span text:style-name="T15_21">organisation</text:span><text:span text:style-name="T15_22"><text:s/></text:span><text:span text:style-name="T15_23">and</text:span><text:span text:style-name="T15_24"><text:s/></text:span><text:span text:style-name="T15_25">ensure</text:span><text:span text:style-name="T15_26"><text:s/></text:span><text:span text:style-name="T15_27">that</text:span><text:span text:style-name="T15_28"><text:s/></text:span><text:span text:style-name="T15_29">adoption</text:span><text:span text:style-name="T15_30"><text:s/></text:span><text:span text:style-name="T15_31">of</text:span><text:span text:style-name="T15_32"><text:s/></text:span><text:span text:style-name="T15_33">agile</text:span><text:span text:style-name="T15_34"><text:s/></text:span><text:span text:style-name="T15_35">techniques</text:span><text:span text:style-name="T15_36"><text:s/></text:span><text:span text:style-name="T15_37">is</text:span><text:span text:style-name="T15_38"><text:s/></text:span><text:span text:style-name="T15_39">embedded</text:span><text:span text:style-name="T15_40"><text:s/></text:span><text:span text:style-name="T15_41">from</text:span><text:span text:style-name="T15_42"><text:s/></text:span><text:span text:style-name="T15_43">the</text:span><text:span text:style-name="T15_44"><text:s/></text:span><text:span text:style-name="T15_45">most</text:span><text:span text:style-name="T15_46"><text:s/></text:span><text:span text:style-name="T15_47">senior</text:span><text:span text:style-name="T15_48"><text:s/></text:span><text:span text:style-name="T15_49">levels</text:span><text:span text:style-name="T15_50"><text:s/></text:span><text:span text:style-name="T15_51">of</text:span><text:span text:style-name="T15_52"><text:s/></text:span><text:span text:style-name="T15_53">the</text:span><text:span text:style-name="T15_54"><text:s/></text:span><text:span text:style-name="T15_55">organisation</text:span></text:p>
        </text:list-item>
        <text:list-item>
          <text:p text:style-name="P16"><text:span text:style-name="T16_1">or</text:span><text:span text:style-name="T16_2"><text:s/></text:span><text:span text:style-name="T16_3">across</text:span><text:span text:style-name="T16_4"><text:s/></text:span><text:span text:style-name="T16_5">all</text:span><text:span text:style-name="T16_6"><text:s/></text:span><text:span text:style-name="T16_7">levels</text:span><text:span text:style-name="T16_8"><text:s/></text:span><text:span text:style-name="T16_9">to</text:span><text:span text:style-name="T16_10"><text:s/></text:span><text:span text:style-name="T16_11">ensure</text:span><text:span text:style-name="T16_12"><text:s/></text:span><text:span text:style-name="T16_13">that</text:span><text:span text:style-name="T16_14"><text:s/></text:span><text:span text:style-name="T16_15">organisations</text:span><text:span text:style-name="T16_16"><text:s/></text:span><text:span text:style-name="T16_17">adopt</text:span><text:span text:style-name="T16_18"><text:s/></text:span><text:span text:style-name="T16_19">a</text:span><text:span text:style-name="T16_20"><text:s/></text:span><text:span text:style-name="T16_21">pragmatic</text:span><text:span text:style-name="T16_22"><text:s/></text:span><text:span text:style-name="T16_23">approach</text:span><text:span text:style-name="T16_24"><text:s/></text:span><text:span text:style-name="T16_25">to</text:span><text:span text:style-name="T16_26"><text:s/></text:span><text:span text:style-name="T16_27">the</text:span><text:span text:style-name="T16_28"><text:s/></text:span><text:span text:style-name="T16_29">way</text:span><text:span text:style-name="T16_30"><text:s/></text:span><text:span text:style-name="T16_31">in</text:span><text:span text:style-name="T16_32"><text:s/></text:span><text:span text:style-name="T16_33">which</text:span><text:span text:style-name="T16_34"><text:s/></text:span><text:span text:style-name="T16_35">they</text:span><text:span text:style-name="T16_36"><text:s/></text:span><text:span text:style-name="T16_37">govern</text:span><text:span text:style-name="T16_38"><text:s/></text:span><text:span text:style-name="T16_39">delivery</text:span><text:span text:style-name="T16_40"><text:s/></text:span><text:span text:style-name="T16_41">and</text:span><text:span text:style-name="T16_42"><text:s/></text:span><text:span text:style-name="T16_43">continuous</text:span><text:span text:style-name="T16_44"><text:s/></text:span><text:span text:style-name="T16_45">improvement</text:span><text:span text:style-name="T16_46"><text:s/></text:span><text:span text:style-name="T16_47">of</text:span><text:span text:style-name="T16_48"><text:s/></text:span><text:span text:style-name="T16_49">digital</text:span><text:span text:style-name="T16_50"><text:s/></text:span><text:span text:style-name="T16_51">services</text:span></text:p>
        </text:list-item>
      </text:list>
      <text:p text:style-name="P17"/>
      <text:p text:style-name="P18"/>
      <text:p text:style-name="P19"><text:span text:style-name="T19_1">The</text:span><text:span text:style-name="T19_2"><text:s/></text:span><text:span text:style-name="T19_3">main</text:span><text:span text:style-name="T19_4"><text:s/></text:span><text:span text:style-name="T19_5">responsibilities</text:span><text:span text:style-name="T19_6"><text:s/></text:span><text:span text:style-name="T19_7">of</text:span><text:span text:style-name="T19_8"><text:s/></text:span><text:span text:style-name="T19_9">the</text:span><text:span text:style-name="T19_10"><text:s/></text:span><text:span text:style-name="T19_11">post</text:span><text:span text:style-name="T19_12"><text:s/></text:span><text:span text:style-name="T19_13">are</text:span><text:span text:style-name="T19_14">:</text:span></text:p>
      <text:p text:style-name="P20"/>
      <text:list text:style-name="LS2" xml:id="list4">
        <text:list-item>
          <text:p text:style-name="P21"><text:span text:style-name="T21_1">embed</text:span><text:span text:style-name="T21_2"><text:s/></text:span><text:span text:style-name="T21_3">an</text:span><text:span text:style-name="T21_4"><text:s/></text:span><text:span text:style-name="T21_5">agile</text:span><text:span text:style-name="T21_6"><text:s/></text:span><text:span text:style-name="T21_7">culture</text:span><text:span text:style-name="T21_8"><text:s/></text:span><text:span text:style-name="T21_9">using</text:span><text:span text:style-name="T21_10"><text:s/></text:span><text:span text:style-name="T21_11">techniques</text:span><text:span text:style-name="T21_12"><text:s/></text:span><text:span text:style-name="T21_13">from</text:span><text:span text:style-name="T21_14"><text:s/></text:span><text:span text:style-name="T21_15">a</text:span><text:span text:style-name="T21_16"><text:s/></text:span><text:span text:style-name="T21_17">wide</text:span><text:span text:style-name="T21_18"><text:s/></text:span><text:span text:style-name="T21_19">range</text:span><text:span text:style-name="T21_20"><text:s/></text:span><text:span text:style-name="T21_21">or</text:span><text:span text:style-name="T21_22"><text:s/></text:span><text:span text:style-name="T21_23">agile</text:span><text:span text:style-name="T21_24"><text:s/></text:span><text:span text:style-name="T21_25">and</text:span><text:span text:style-name="T21_26"><text:s/></text:span><text:span text:style-name="T21_27">lean</text:span><text:span text:style-name="T21_28"><text:s/></text:span><text:span text:style-name="T21_29">methodologies</text:span><text:span text:style-name="T21_30"><text:s/></text:span><text:span text:style-name="T21_31">and</text:span><text:span text:style-name="T21_32"><text:s/></text:span><text:span text:style-name="T21_33">frameworks</text:span><text:span text:style-name="T21_34">,<text:s/></text:span><text:span text:style-name="T21_35">but</text:span><text:span text:style-name="T21_36"><text:s/></text:span><text:span text:style-name="T21_37">be</text:span><text:span text:style-name="T21_38"><text:s/></text:span><text:span text:style-name="T21_39">methodology</text:span><text:span text:style-name="T21_40"><text:s/></text:span><text:span text:style-name="T21_41">agnostic</text:span><text:span text:style-name="T21_42">.</text:span></text:p>
        </text:list-item>
        <text:list-item>
          <text:p text:style-name="P22"><text:span text:style-name="T22_1">help</text:span><text:span text:style-name="T22_2"><text:s/></text:span><text:span text:style-name="T22_3">to</text:span><text:span text:style-name="T22_4"><text:s/></text:span><text:span text:style-name="T22_5">create</text:span><text:span text:style-name="T22_6"><text:s/></text:span><text:span text:style-name="T22_7">an</text:span><text:span text:style-name="T22_8"><text:s/></text:span><text:span text:style-name="T22_9">open</text:span><text:span text:style-name="T22_10"><text:s/></text:span><text:span text:style-name="T22_11">and</text:span><text:span text:style-name="T22_12"><text:s/></text:span><text:span text:style-name="T22_13">trust</text:span><text:span text:style-name="T22_14"><text:s/></text:span><text:span text:style-name="T22_15">based</text:span><text:span text:style-name="T22_16"><text:s/></text:span><text:span text:style-name="T22_17">environment</text:span><text:span text:style-name="T22_18">,<text:s/></text:span><text:span text:style-name="T22_19">which</text:span><text:span text:style-name="T22_20"><text:s/></text:span><text:span text:style-name="T22_21">enables</text:span><text:span text:style-name="T22_22"><text:s/></text:span><text:span text:style-name="T22_23">a</text:span><text:span text:style-name="T22_24"><text:s/></text:span><text:span text:style-name="T22_25">focus</text:span><text:span text:style-name="T22_26"><text:s/></text:span><text:span text:style-name="T22_27">on</text:span><text:span text:style-name="T22_28"><text:s/></text:span><text:span text:style-name="T22_29">delivery</text:span><text:span text:style-name="T22_30"><text:s/></text:span><text:span text:style-name="T22_31">and</text:span><text:span text:style-name="T22_32"><text:s/></text:span><text:span text:style-name="T22_33">facilitates</text:span><text:span text:style-name="T22_34"><text:s/></text:span><text:span text:style-name="T22_35">continuous</text:span><text:span text:style-name="T22_36"><text:s/></text:span><text:span text:style-name="T22_37">improvement</text:span></text:p>
        </text:list-item>
        <text:list-item>
          <text:p text:style-name="P23"><text:span text:style-name="T23_1">assess</text:span><text:span text:style-name="T23_2"><text:s/></text:span><text:span text:style-name="T23_3">the</text:span><text:span text:style-name="T23_4"><text:s/></text:span><text:span text:style-name="T23_5">culture</text:span><text:span text:style-name="T23_6"><text:s/></text:span><text:span text:style-name="T23_7">of</text:span><text:span text:style-name="T23_8"><text:s/></text:span><text:span text:style-name="T23_9">a</text:span><text:span text:style-name="T23_10"><text:s/></text:span><text:span text:style-name="T23_11">team</text:span><text:span text:style-name="T23_12"><text:s/></text:span><text:span text:style-name="T23_13">or</text:span><text:span text:style-name="T23_14"><text:s/></text:span><text:span text:style-name="T23_15">organisation</text:span><text:span text:style-name="T23_16"><text:s/></text:span><text:span text:style-name="T23_17">and</text:span><text:span text:style-name="T23_18"><text:s/></text:span><text:span text:style-name="T23_19">delivery</text:span><text:span text:style-name="T23_20"><text:s/></text:span><text:span text:style-name="T23_21">processes</text:span><text:span text:style-name="T23_22"><text:s/></text:span><text:span text:style-name="T23_23">in</text:span><text:span text:style-name="T23_24"><text:s/></text:span><text:span text:style-name="T23_25">place</text:span><text:span text:style-name="T23_26"><text:s/></text:span><text:span text:style-name="T23_27">to</text:span><text:span text:style-name="T23_28"><text:s/></text:span><text:span text:style-name="T23_29">identify</text:span><text:span text:style-name="T23_30"><text:s/></text:span><text:span text:style-name="T23_31">improvements</text:span><text:span text:style-name="T23_32"><text:s/></text:span><text:span text:style-name="T23_33">and</text:span><text:span text:style-name="T23_34"><text:s/></text:span><text:span text:style-name="T23_35">facilitate</text:span><text:span text:style-name="T23_36"><text:s/></text:span><text:span text:style-name="T23_37">these</text:span><text:span text:style-name="T23_38"><text:s/></text:span><text:span text:style-name="T23_39">improvements</text:span><text:span text:style-name="T23_40"><text:s/></text:span><text:span text:style-name="T23_41">with</text:span><text:span text:style-name="T23_42"><text:s/></text:span><text:span text:style-name="T23_43">the</text:span><text:span text:style-name="T23_44"><text:s/></text:span><text:span text:style-name="T23_45">right</text:span><text:span text:style-name="T23_46"><text:s/></text:span><text:span text:style-name="T23_47">type</text:span><text:span text:style-name="T23_48"><text:s/></text:span><text:span text:style-name="T23_49">of</text:span><text:span text:style-name="T23_50"><text:s/></text:span><text:span text:style-name="T23_51">support</text:span><text:span text:style-name="T23_52">.</text:span></text:p>
        </text:list-item>
        <text:list-item>
          <text:p text:style-name="P24"><text:span text:style-name="T24_1">showcase</text:span><text:span text:style-name="T24_2"><text:s/></text:span><text:span text:style-name="T24_3">relevant</text:span><text:span text:style-name="T24_4"><text:s/></text:span><text:span text:style-name="T24_5">tools</text:span><text:span text:style-name="T24_6"><text:s/></text:span><text:span text:style-name="T24_7">and</text:span><text:span text:style-name="T24_8"><text:s/></text:span><text:span text:style-name="T24_9">techniques</text:span><text:span text:style-name="T24_10">,<text:s/></text:span><text:span text:style-name="T24_11">such</text:span><text:span text:style-name="T24_12"><text:s/></text:span><text:span text:style-name="T24_13">as</text:span><text:span text:style-name="T24_14"><text:s/></text:span><text:span text:style-name="T24_15">coaching</text:span><text:span text:style-name="T24_16">,<text:s/></text:span><text:span text:style-name="T24_17">advising</text:span><text:span text:style-name="T24_18">,<text:s/></text:span><text:span text:style-name="T24_19">workshops</text:span><text:span text:style-name="T24_20"><text:s/></text:span><text:span text:style-name="T24_21">and</text:span><text:span text:style-name="T24_22"><text:s/></text:span><text:span text:style-name="T24_23">mentoring</text:span><text:span text:style-name="T24_24"><text:s/></text:span></text:p>
        </text:list-item>
        <text:list-item>
          <text:p text:style-name="P25"><text:span text:style-name="T25_1">engage</text:span><text:span text:style-name="T25_2"><text:s/></text:span><text:span text:style-name="T25_3">with</text:span><text:span text:style-name="T25_4"><text:s/></text:span><text:span text:style-name="T25_5">stakeholders</text:span><text:span text:style-name="T25_6"><text:s/></text:span><text:span text:style-name="T25_7">at</text:span><text:span text:style-name="T25_8"><text:s/></text:span><text:span text:style-name="T25_9">all</text:span><text:span text:style-name="T25_10"><text:s/></text:span><text:span text:style-name="T25_11">levels</text:span><text:span text:style-name="T25_12"><text:s/></text:span><text:span text:style-name="T25_13">of</text:span><text:span text:style-name="T25_14"><text:s/></text:span><text:span text:style-name="T25_15">the</text:span><text:span text:style-name="T25_16"><text:s/></text:span><text:span text:style-name="T25_17">organisation</text:span></text:p>
        </text:list-item>
        <text:list-item>
          <text:p text:style-name="P26"><text:span text:style-name="T26_1">develop</text:span><text:span text:style-name="T26_2"><text:s/></text:span><text:span text:style-name="T26_3">clear</text:span><text:span text:style-name="T26_4"><text:s/></text:span><text:span text:style-name="T26_5">lines</text:span><text:span text:style-name="T26_6"><text:s/></text:span><text:span text:style-name="T26_7">of</text:span><text:span text:style-name="T26_8"><text:s/></text:span><text:span text:style-name="T26_9">escalation</text:span><text:span text:style-name="T26_10">,<text:s/></text:span><text:span text:style-name="T26_11">in</text:span><text:span text:style-name="T26_12"><text:s/></text:span><text:span text:style-name="T26_13">agreement</text:span><text:span text:style-name="T26_14"><text:s/></text:span><text:span text:style-name="T26_15">with</text:span><text:span text:style-name="T26_16"><text:s/></text:span><text:span text:style-name="T26_17">senior</text:span><text:span text:style-name="T26_18"><text:s/></text:span><text:span text:style-name="T26_19">managers</text:span></text:p>
        </text:list-item>
        <text:list-item>
          <text:p text:style-name="P27"><text:span text:style-name="T27_1">ensure</text:span><text:span text:style-name="T27_2"><text:s/></text:span><text:span text:style-name="T27_3">any</text:span><text:span text:style-name="T27_4"><text:s/></text:span><text:span text:style-name="T27_5">stakeholder</text:span><text:span text:style-name="T27_6"><text:s/></text:span><text:span text:style-name="T27_7">can</text:span><text:span text:style-name="T27_8"><text:s/></text:span><text:span text:style-name="T27_9">easily</text:span><text:span text:style-name="T27_10"><text:s/></text:span><text:span text:style-name="T27_11">find</text:span><text:span text:style-name="T27_12"><text:s/></text:span><text:span text:style-name="T27_13">out</text:span><text:span text:style-name="T27_14"><text:s/></text:span><text:span text:style-name="T27_15">an</text:span><text:span text:style-name="T27_16"><text:s/></text:span><text:span text:style-name="T27_17">accurate</text:span><text:span text:style-name="T27_18"><text:s/></text:span><text:span text:style-name="T27_19">and</text:span><text:span text:style-name="T27_20"><text:s/></text:span><text:span text:style-name="T27_21">current</text:span><text:span text:style-name="T27_22"><text:s/></text:span><text:span text:style-name="T27_23">project</text:span><text:span text:style-name="T27_24"><text:s/></text:span><text:span text:style-name="T27_25">or</text:span><text:span text:style-name="T27_26"><text:s/></text:span><text:span text:style-name="T27_27">programme</text:span><text:span text:style-name="T27_28"><text:s/></text:span><text:span text:style-name="T27_29">status</text:span><text:span text:style-name="T27_30">,<text:s/></text:span><text:span text:style-name="T27_31">without</text:span><text:span text:style-name="T27_32"><text:s/></text:span><text:span text:style-name="T27_33">disruption</text:span><text:span text:style-name="T27_34"><text:s/></text:span><text:span text:style-name="T27_35">to</text:span><text:span text:style-name="T27_36"><text:s/></text:span><text:span text:style-name="T27_37">delivery</text:span></text:p>
        </text:list-item>
        <text:list-item>
          <text:p text:style-name="P28"><text:span text:style-name="T28_1">work</text:span><text:span text:style-name="T28_2"><text:s/></text:span><text:span text:style-name="T28_3">effectively</text:span><text:span text:style-name="T28_4"><text:s/></text:span><text:span text:style-name="T28_5">with</text:span><text:span text:style-name="T28_6"><text:s/></text:span><text:span text:style-name="T28_7">other</text:span><text:span text:style-name="T28_8"><text:s/></text:span><text:span text:style-name="T28_9">suppliers</text:span><text:span text:style-name="T28_10">,<text:s/></text:span><text:span text:style-name="T28_11">departments</text:span><text:span text:style-name="T28_12"><text:s/></text:span><text:span text:style-name="T28_13">and</text:span><text:span text:style-name="T28_14"><text:s/></text:span><text:span text:style-name="T28_15">agencies</text:span></text:p>
        </text:list-item>
        <text:list-item>
          <text:p text:style-name="P29"><text:span text:style-name="T29_1">apply</text:span><text:span text:style-name="T29_2"><text:s/></text:span><text:span text:style-name="T29_3">best</text:span><text:span text:style-name="T29_4"><text:s/></text:span><text:span text:style-name="T29_5">tools</text:span><text:span text:style-name="T29_6"><text:s/></text:span><text:span text:style-name="T29_7">and</text:span><text:span text:style-name="T29_8"><text:s/></text:span><text:span text:style-name="T29_9">techniques</text:span><text:span text:style-name="T29_10"><text:s/></text:span><text:span text:style-name="T29_11">to</text:span><text:span text:style-name="T29_12">:<text:s/></text:span><text:span text:style-name="T29_13">team</text:span><text:span text:style-name="T29_14"><text:s/></text:span><text:span text:style-name="T29_15">roles</text:span><text:span text:style-name="T29_16">,<text:s/></text:span><text:span text:style-name="T29_17">behaviours</text:span><text:span text:style-name="T29_18">,<text:s/></text:span><text:span text:style-name="T29_19">structure</text:span><text:span text:style-name="T29_20"><text:s/></text:span><text:span text:style-name="T29_21">and</text:span><text:span text:style-name="T29_22"><text:s/></text:span><text:span text:style-name="T29_23">culture</text:span><text:span text:style-name="T29_24">,<text:s/></text:span><text:span text:style-name="T29_25">agile</text:span><text:span text:style-name="T29_26"><text:s/></text:span><text:span text:style-name="T29_27">ceremonies</text:span><text:span text:style-name="T29_28"><text:s/></text:span><text:span text:style-name="T29_29">and</text:span><text:span text:style-name="T29_30"><text:s/></text:span><text:span text:style-name="T29_31">practices</text:span><text:span text:style-name="T29_32">,<text:s/></text:span><text:span text:style-name="T29_33">knowledge</text:span><text:span text:style-name="T29_34"><text:s/></text:span><text:span text:style-name="T29_35">transfer</text:span><text:span text:style-name="T29_36"><text:s/></text:span><text:span text:style-name="T29_37">and</text:span><text:span text:style-name="T29_38"><text:s/></text:span><text:span text:style-name="T29_39">sharing</text:span><text:span text:style-name="T29_40">,<text:s/></text:span><text:span text:style-name="T29_41">programme</text:span><text:span text:style-name="T29_42"><text:s/></text:span><text:span text:style-name="T29_43">management</text:span><text:span text:style-name="T29_44">,<text:s/></text:span><text:span text:style-name="T29_45">cross</text:span><text:span text:style-name="T29_46"><text:s/></text:span><text:span text:style-name="T29_47">team</text:span><text:span text:style-name="T29_48"><text:s/></text:span><text:span text:style-name="T29_49">coordination</text:span><text:span text:style-name="T29_50">,<text:s/></text:span><text:span text:style-name="T29_51">and</text:span><text:span text:style-name="T29_52"><text:s/></text:span><text:span text:style-name="T29_53">overall</text:span><text:span text:style-name="T29_54"><text:s/></text:span><text:span text:style-name="T29_55">governance</text:span><text:span text:style-name="T29_56"><text:s/></text:span><text:span text:style-name="T29_57">of</text:span><text:span text:style-name="T29_58"><text:s/></text:span><text:span text:style-name="T29_59">digital</text:span><text:span text:style-name="T29_60"><text:s/></text:span><text:span text:style-name="T29_61">service</text:span><text:span text:style-name="T29_62"><text:s/></text:span><text:span text:style-name="T29_63">delivery</text:span><text:span text:style-name="T29_64">.</text:span></text:p>
        </text:list-item>
        <text:list-item>
          <text:p text:style-name="P30"><text:span text:style-name="T30_1">ensure</text:span><text:span text:style-name="T30_2"><text:s/></text:span><text:span text:style-name="T30_3">key</text:span><text:span text:style-name="T30_4"><text:s/></text:span><text:span text:style-name="T30_5">metrics</text:span><text:span text:style-name="T30_6"><text:s/></text:span><text:span text:style-name="T30_7">and</text:span><text:span text:style-name="T30_8"><text:s/></text:span><text:span text:style-name="T30_9">requirements</text:span><text:span text:style-name="T30_10"><text:s/></text:span><text:span text:style-name="T30_11">that</text:span><text:span text:style-name="T30_12"><text:s/></text:span><text:span text:style-name="T30_13">support</text:span><text:span text:style-name="T30_14"><text:s/></text:span><text:span text:style-name="T30_15">the</text:span><text:span text:style-name="T30_16"><text:s/></text:span><text:span text:style-name="T30_17">team</text:span><text:span text:style-name="T30_18"><text:s/></text:span><text:span text:style-name="T30_19">and</text:span><text:span text:style-name="T30_20"><text:s/></text:span><text:span text:style-name="T30_21">delivery</text:span><text:span text:style-name="T30_22"><text:s/></text:span><text:span text:style-name="T30_23">are</text:span><text:span text:style-name="T30_24"><text:s/></text:span><text:span text:style-name="T30_25">well</text:span><text:span text:style-name="T30_26"><text:s/></text:span><text:span text:style-name="T30_27">defined</text:span><text:span text:style-name="T30_28"><text:s/></text:span><text:span text:style-name="T30_29">and</text:span><text:span text:style-name="T30_30"><text:s/></text:span><text:span text:style-name="T30_31">maintained</text:span></text:p>
        </text:list-item>
        <text:list-item>
          <text:p text:style-name="P31"><text:span text:style-name="T31_1">equip</text:span><text:span text:style-name="T31_2"><text:s/></text:span><text:span text:style-name="T31_3">staff</text:span><text:span text:style-name="T31_4"><text:s/></text:span><text:span text:style-name="T31_5">with</text:span><text:span text:style-name="T31_6"><text:s/></text:span><text:span text:style-name="T31_7">the</text:span><text:span text:style-name="T31_8"><text:s/></text:span><text:span text:style-name="T31_9">ability</text:span><text:span text:style-name="T31_10"><text:s/></text:span><text:span text:style-name="T31_11">to</text:span><text:span text:style-name="T31_12"><text:s/></text:span><text:span text:style-name="T31_13">coach</text:span><text:span text:style-name="T31_14"><text:s/></text:span><text:span text:style-name="T31_15">others</text:span></text:p>
        </text:list-item>
        <text:list-item>
          <text:p text:style-name="P32"><text:span text:style-name="T32_1">if</text:span><text:span text:style-name="T32_2"><text:s/></text:span><text:span text:style-name="T32_3">organisation</text:span><text:span text:style-name="T32_4"><text:s/></text:span><text:span text:style-name="T32_5">level</text:span><text:span text:style-name="T32_6">,<text:s/></text:span><text:span text:style-name="T32_7">executive</text:span><text:span text:style-name="T32_8"><text:s/></text:span><text:span text:style-name="T32_9">coaching</text:span><text:span text:style-name="T32_10"><text:s/></text:span><text:span text:style-name="T32_11">on</text:span><text:span text:style-name="T32_12"><text:s/></text:span><text:span text:style-name="T32_13">the</text:span><text:span text:style-name="T32_14"><text:s/></text:span><text:span text:style-name="T32_15">fundamental</text:span><text:span text:style-name="T32_16"><text:s/></text:span><text:span text:style-name="T32_17">considerations</text:span><text:span text:style-name="T32_18"><text:s/></text:span><text:span text:style-name="T32_19">of</text:span><text:span text:style-name="T32_20"><text:s/></text:span><text:span text:style-name="T32_21">digital</text:span><text:span text:style-name="T32_22"><text:s/></text:span><text:span text:style-name="T32_23">service</text:span><text:span text:style-name="T32_24"><text:s/></text:span><text:span text:style-name="T32_25">delivery</text:span><text:span text:style-name="T32_26"><text:s/></text:span><text:span text:style-name="T32_27">design</text:span><text:span text:style-name="T32_28">.</text:span></text:p>
        </text:list-item>
      </text:list>
      <text:p text:style-name="P33"/>
      <text:p text:style-name="P34"><text:span text:style-name="T34_1">Person</text:span><text:span text:style-name="T34_2"><text:s/></text:span><text:span text:style-name="T34_3">specification</text:span></text:p>
      <text:p text:style-name="P35"/>
      <text:p text:style-name="P36"><text:span text:style-name="T36_1">Agile</text:span><text:span text:style-name="T36_2"><text:s/></text:span><text:span text:style-name="T36_3">and</text:span><text:span text:style-name="T36_4"><text:s/></text:span><text:span text:style-name="T36_5">lean</text:span><text:span text:style-name="T36_6"><text:s/></text:span><text:span text:style-name="T36_7">experience</text:span></text:p>
      <text:p text:style-name="P37"/>
      <text:list text:style-name="LS3" xml:id="list16">
        <text:list-item>
          <text:p text:style-name="P38"><text:span text:style-name="T38_1">deep</text:span><text:span text:style-name="T38_2"><text:s/></text:span><text:span text:style-name="T38_3">understanding</text:span><text:span text:style-name="T38_4"><text:s/></text:span><text:span text:style-name="T38_5">of</text:span><text:span text:style-name="T38_6"><text:s/></text:span><text:span text:style-name="T38_7">different</text:span><text:span text:style-name="T38_8"><text:s/></text:span><text:span text:style-name="T38_9">agile</text:span><text:span text:style-name="T38_10"><text:s/></text:span><text:span text:style-name="T38_11">and</text:span><text:span text:style-name="T38_12"><text:s/></text:span><text:span text:style-name="T38_13">lean</text:span><text:span text:style-name="T38_14"><text:s/></text:span><text:span text:style-name="T38_15">approaches</text:span><text:span text:style-name="T38_16"><text:s/></text:span><text:span text:style-name="T38_17">and</text:span><text:span text:style-name="T38_18"><text:s/></text:span><text:span text:style-name="T38_19">supporting</text:span><text:span text:style-name="T38_20"><text:s/></text:span><text:span text:style-name="T38_21">context</text:span><text:span text:style-name="T38_22">,<text:s/></text:span><text:span text:style-name="T38_23">such</text:span><text:span text:style-name="T38_24"><text:s/></text:span><text:span text:style-name="T38_25">as</text:span><text:span text:style-name="T38_26"><text:s/></text:span><text:span text:style-name="T38_27">behaviours</text:span><text:span text:style-name="T38_28">,<text:s/></text:span><text:span text:style-name="T38_29">governance</text:span><text:span text:style-name="T38_30">,<text:s/></text:span><text:span text:style-name="T38_31">process</text:span><text:span text:style-name="T38_32"><text:s/></text:span><text:span text:style-name="T38_33">and</text:span><text:span text:style-name="T38_34"><text:s/></text:span><text:span text:style-name="T38_35">culture</text:span><text:span text:style-name="T38_36"><text:s/></text:span><text:span text:style-name="T38_37">across</text:span><text:span text:style-name="T38_38">:<text:s/></text:span><text:span text:style-name="T38_39">portfolio</text:span><text:span text:style-name="T38_40"><text:s/></text:span><text:span text:style-name="T38_41">management</text:span><text:span text:style-name="T38_42">,<text:s/></text:span><text:span text:style-name="T38_43">programme</text:span><text:span text:style-name="T38_44"><text:s/></text:span><text:span text:style-name="T38_45">and</text:span><text:span text:style-name="T38_46"><text:s/></text:span><text:span text:style-name="T38_47">project</text:span><text:span text:style-name="T38_48"><text:s/></text:span><text:span text:style-name="T38_49">team</text:span><text:span text:style-name="T38_50"><text:s/></text:span><text:span text:style-name="T38_51">approaches</text:span></text:p>
        </text:list-item>
        <text:list-item>
          <text:p text:style-name="P39"><text:span text:style-name="T39_1">evidence</text:span><text:span text:style-name="T39_2"><text:s/></text:span><text:span text:style-name="T39_3">of</text:span><text:span text:style-name="T39_4"><text:s/></text:span><text:span text:style-name="T39_5">embedding</text:span><text:span text:style-name="T39_6"><text:s/></text:span><text:span text:style-name="T39_7">agile</text:span><text:span text:style-name="T39_8"><text:s/></text:span><text:span text:style-name="T39_9">tools</text:span><text:span text:style-name="T39_10"><text:s/></text:span><text:span text:style-name="T39_11">and</text:span><text:span text:style-name="T39_12"><text:s/></text:span><text:span text:style-name="T39_13">techniques</text:span><text:span text:style-name="T39_14"><text:s/></text:span><text:span text:style-name="T39_15">and</text:span><text:span text:style-name="T39_16"><text:s/></text:span><text:span text:style-name="T39_17">be</text:span><text:span text:style-name="T39_18"><text:s/></text:span><text:span text:style-name="T39_19">able</text:span><text:span text:style-name="T39_20"><text:s/></text:span><text:span text:style-name="T39_21">to</text:span><text:span text:style-name="T39_22"><text:s/></text:span><text:span text:style-name="T39_23">use</text:span><text:span text:style-name="T39_24"><text:s/></text:span><text:span text:style-name="T39_25">the</text:span><text:span text:style-name="T39_26"><text:s/></text:span><text:span text:style-name="T39_27">most</text:span><text:span text:style-name="T39_28"><text:s/></text:span><text:span text:style-name="T39_29">relevant</text:span><text:span text:style-name="T39_30"><text:s/></text:span><text:span text:style-name="T39_31">tools</text:span><text:span text:style-name="T39_32"><text:s/></text:span><text:span text:style-name="T39_33">and</text:span><text:span text:style-name="T39_34"><text:s/></text:span><text:span text:style-name="T39_35">techniques</text:span><text:span text:style-name="T39_36"><text:s/></text:span><text:span text:style-name="T39_37">as</text:span><text:span text:style-name="T39_38"><text:s/></text:span><text:span text:style-name="T39_39">needed</text:span></text:p>
        </text:list-item>
        <text:list-item>
          <text:p text:style-name="P40"><text:span text:style-name="T40_1">understanding</text:span><text:span text:style-name="T40_2"><text:s/></text:span><text:span text:style-name="T40_3">of</text:span><text:span text:style-name="T40_4"><text:s/></text:span><text:span text:style-name="T40_5">agile</text:span><text:span text:style-name="T40_6"><text:s/></text:span><text:span text:style-name="T40_7">product</text:span><text:span text:style-name="T40_8"><text:s/></text:span><text:span text:style-name="T40_9">and</text:span><text:span text:style-name="T40_10"><text:s/></text:span><text:span text:style-name="T40_11">software</text:span><text:span text:style-name="T40_12"><text:s/></text:span><text:span text:style-name="T40_13">development</text:span><text:span text:style-name="T40_14"><text:s/></text:span><text:span text:style-name="T40_15">in</text:span><text:span text:style-name="T40_16"><text:s/></text:span><text:span text:style-name="T40_17">line</text:span><text:span text:style-name="T40_18"><text:s/></text:span><text:span text:style-name="T40_19">with</text:span><text:span text:style-name="T40_20"><text:s/></text:span><text:span text:style-name="T40_21">the</text:span><text:span text:style-name="T40_22"><text:s/></text:span><text:span text:style-name="T40_23"><text:a xlink:type="simple" xlink:href="https://www.gov.uk/service-manual"><text:span text:style-name="T40_24">GDS</text:span></text:a></text:span><text:span text:style-name="T40_25"><text:a xlink:type="simple" xlink:href="https://www.gov.uk/service-manual"><text:span text:style-name="T40_26"><text:s/></text:span></text:a></text:span><text:span text:style-name="T40_27"><text:a xlink:type="simple" xlink:href="https://www.gov.uk/service-manual"><text:span text:style-name="T40_28">service</text:span></text:a></text:span><text:span text:style-name="T40_29"><text:a xlink:type="simple" xlink:href="https://www.gov.uk/service-manual"><text:span text:style-name="T40_30"><text:s/></text:span></text:a></text:span><text:span text:style-name="T40_31"><text:a xlink:type="simple" xlink:href="https://www.gov.uk/service-manual"><text:span text:style-name="T40_32">design</text:span></text:a></text:span><text:span text:style-name="T40_33"><text:a xlink:type="simple" xlink:href="https://www.gov.uk/service-manual"><text:span text:style-name="T40_34"><text:s/></text:span></text:a></text:span><text:span text:style-name="T40_35"><text:a xlink:type="simple" xlink:href="https://www.gov.uk/service-manual"><text:span text:style-name="T40_36">manual</text:span></text:a></text:span><text:span text:style-name="T40_37"><text:s/></text:span><text:span text:style-name="T40_38">and</text:span><text:span text:style-name="T40_39"><text:s/></text:span><text:span text:style-name="T40_40">the</text:span><text:span text:style-name="T40_41"><text:s/></text:span><text:span text:style-name="T40_42">enablers</text:span><text:span text:style-name="T40_43"><text:s/></text:span><text:span text:style-name="T40_44">required</text:span><text:span text:style-name="T40_45"><text:s/></text:span><text:span text:style-name="T40_46">to</text:span><text:span text:style-name="T40_47"><text:s/></text:span><text:span text:style-name="T40_48">cultivate</text:span><text:span text:style-name="T40_49"><text:s/></text:span><text:span text:style-name="T40_50">an</text:span><text:span text:style-name="T40_51"><text:s/></text:span><text:span text:style-name="T40_52">agile</text:span><text:span text:style-name="T40_53"><text:s/></text:span><text:span text:style-name="T40_54">organisation</text:span></text:p>
        </text:list-item>
        <text:list-item>
          <text:p text:style-name="P41"><text:span text:style-name="T41_1">broad</text:span><text:span text:style-name="T41_2"><text:s/></text:span><text:span text:style-name="T41_3">knowledge</text:span><text:span text:style-name="T41_4"><text:s/></text:span><text:span text:style-name="T41_5">and</text:span><text:span text:style-name="T41_6"><text:s/></text:span><text:span text:style-name="T41_7">understanding</text:span><text:span text:style-name="T41_8"><text:s/></text:span><text:span text:style-name="T41_9">of</text:span><text:span text:style-name="T41_10"><text:s/></text:span><text:span text:style-name="T41_11">agile</text:span><text:span text:style-name="T41_12"><text:s/></text:span><text:span text:style-name="T41_13">product</text:span><text:span text:style-name="T41_14"><text:s/></text:span><text:span text:style-name="T41_15">and</text:span><text:span text:style-name="T41_16"><text:s/></text:span><text:span text:style-name="T41_17">software</text:span><text:span text:style-name="T41_18"><text:s/></text:span><text:span text:style-name="T41_19">development</text:span><text:span text:style-name="T41_20"><text:s/></text:span><text:span text:style-name="T41_21">and</text:span><text:span text:style-name="T41_22"><text:s/></text:span><text:span text:style-name="T41_23">the</text:span><text:span text:style-name="T41_24"><text:s/></text:span><text:span text:style-name="T41_25">enablers</text:span><text:span text:style-name="T41_26"><text:s/></text:span><text:span text:style-name="T41_27">required</text:span><text:span text:style-name="T41_28"><text:s/></text:span><text:span text:style-name="T41_29">to</text:span><text:span text:style-name="T41_30"><text:s/></text:span><text:span text:style-name="T41_31">cultivate</text:span><text:span text:style-name="T41_32"><text:s/></text:span><text:span text:style-name="T41_33">an</text:span><text:span text:style-name="T41_34"><text:s/></text:span><text:span text:style-name="T41_35">agile</text:span><text:span text:style-name="T41_36"><text:s/></text:span><text:span text:style-name="T41_37">organisation</text:span><text:span text:style-name="T41_38"><text:s/></text:span><text:span text:style-name="T41_39">is</text:span><text:span text:style-name="T41_40"><text:s/></text:span><text:span text:style-name="T41_41">essential</text:span><text:span text:style-name="T41_42">.<text:s/></text:span></text:p>
        </text:list-item>
        <text:list-item>
          <text:p text:style-name="P42"><text:span text:style-name="T42_1">understanding</text:span><text:span text:style-name="T42_2"><text:s/></text:span><text:span text:style-name="T42_3">of</text:span><text:span text:style-name="T42_4"><text:s/></text:span><text:span text:style-name="T42_5">agile</text:span><text:span text:style-name="T42_6"><text:s/></text:span><text:span text:style-name="T42_7">governance</text:span><text:span text:style-name="T42_8"><text:s/></text:span><text:span text:style-name="T42_9">for</text:span><text:span text:style-name="T42_10"><text:s/></text:span><text:span text:style-name="T42_11">service</text:span><text:span text:style-name="T42_12"><text:s/></text:span><text:span text:style-name="T42_13">design</text:span><text:span text:style-name="T42_14"><text:s/></text:span><text:span text:style-name="T42_15">in</text:span><text:span text:style-name="T42_16"><text:s/></text:span><text:span text:style-name="T42_17">line</text:span><text:span text:style-name="T42_18"><text:s/></text:span><text:span text:style-name="T42_19">with</text:span><text:span text:style-name="T42_20"><text:s/></text:span><text:span text:style-name="T42_21">the</text:span><text:span text:style-name="T42_22"><text:s/></text:span><text:span text:style-name="T42_23"><text:a xlink:type="simple" xlink:href="https://digitaltransformation.blog.gov.uk/2014/06/24/governance-principles/"><text:span text:style-name="T42_24">GDS</text:span></text:a></text:span><text:span text:style-name="T42_25"><text:a xlink:type="simple" xlink:href="https://digitaltransformation.blog.gov.uk/2014/06/24/governance-principles/"><text:span text:style-name="T42_26"><text:s/></text:span></text:a></text:span><text:span text:style-name="T42_27"><text:a xlink:type="simple" xlink:href="https://digitaltransformation.blog.gov.uk/2014/06/24/governance-principles/"><text:span text:style-name="T42_28">principles</text:span></text:a></text:span></text:p>
        </text:list-item>
        <text:list-item>
          <text:p text:style-name="P43"><text:span text:style-name="T43_1">broad</text:span><text:span text:style-name="T43_2"><text:s/></text:span><text:span text:style-name="T43_3">understanding</text:span><text:span text:style-name="T43_4"><text:s/></text:span><text:span text:style-name="T43_5">of</text:span><text:span text:style-name="T43_6"><text:s/></text:span><text:span text:style-name="T43_7">project</text:span><text:span text:style-name="T43_8"><text:s/></text:span><text:span text:style-name="T43_9">and</text:span><text:span text:style-name="T43_10"><text:s/></text:span><text:span text:style-name="T43_11">programme</text:span><text:span text:style-name="T43_12"><text:s/></text:span><text:span text:style-name="T43_13">management</text:span><text:span text:style-name="T43_14"><text:s/></text:span><text:span text:style-name="T43_15">techniques</text:span></text:p>
        </text:list-item>
      </text:list>
      <text:p text:style-name="P44"/>
      <text:p text:style-name="P45"/>
      <text:p text:style-name="P46"><text:span text:style-name="T46_1">Digital</text:span><text:span text:style-name="T46_2"><text:s/></text:span><text:span text:style-name="T46_3">and</text:span><text:span text:style-name="T46_4"><text:s/></text:span><text:span text:style-name="T46_5">service</text:span><text:span text:style-name="T46_6"><text:s/></text:span><text:span text:style-name="T46_7">experience</text:span></text:p>
      <text:p text:style-name="P47"/>
      <text:list text:style-name="LS3" xml:id="list22">
        <text:list-item>
          <text:p text:style-name="P48"><text:span text:style-name="T48_1">an</text:span><text:span text:style-name="T48_2"><text:s/></text:span><text:span text:style-name="T48_3">excellent</text:span><text:span text:style-name="T48_4"><text:s/></text:span><text:span text:style-name="T48_5">understanding</text:span><text:span text:style-name="T48_6"><text:s/></text:span><text:span text:style-name="T48_7">of</text:span><text:span text:style-name="T48_8"><text:s/></text:span><text:span text:style-name="T48_9">good</text:span><text:span text:style-name="T48_10"><text:s/></text:span><text:span text:style-name="T48_11">digital</text:span><text:span text:style-name="T48_12"><text:s/></text:span><text:span text:style-name="T48_13">service</text:span><text:span text:style-name="T48_14"><text:s/></text:span><text:span text:style-name="T48_15">delivery</text:span><text:span text:style-name="T48_16"><text:s/></text:span><text:span text:style-name="T48_17">design</text:span></text:p>
        </text:list-item>
        <text:list-item>
          <text:p text:style-name="P49"><text:span text:style-name="T49_1">experience</text:span><text:span text:style-name="T49_2"><text:s/></text:span><text:span text:style-name="T49_3">of</text:span><text:span text:style-name="T49_4"><text:s/></text:span><text:span text:style-name="T49_5">defining</text:span><text:span text:style-name="T49_6"><text:s/></text:span><text:span text:style-name="T49_7">appropriate</text:span><text:span text:style-name="T49_8"><text:s/></text:span><text:span text:style-name="T49_9">portfolio</text:span><text:span text:style-name="T49_10">,<text:s/></text:span><text:span text:style-name="T49_11">programme</text:span><text:span text:style-name="T49_12"><text:s/></text:span><text:span text:style-name="T49_13">and</text:span><text:span text:style-name="T49_14"><text:s/></text:span><text:span text:style-name="T49_15">project</text:span><text:span text:style-name="T49_16"><text:s/></text:span><text:span text:style-name="T49_17">structures</text:span><text:span text:style-name="T49_18"><text:s/></text:span><text:span text:style-name="T49_19">in</text:span><text:span text:style-name="T49_20"><text:s/></text:span><text:span text:style-name="T49_21">the</text:span><text:span text:style-name="T49_22"><text:s/></text:span><text:span text:style-name="T49_23">context</text:span><text:span text:style-name="T49_24"><text:s/></text:span><text:span text:style-name="T49_25">of</text:span><text:span text:style-name="T49_26"><text:s/></text:span><text:span text:style-name="T49_27">digital</text:span><text:span text:style-name="T49_28"><text:s/></text:span><text:span text:style-name="T49_29">services</text:span><text:span text:style-name="T49_30"><text:s/></text:span><text:span text:style-name="T49_31">delivery</text:span></text:p>
        </text:list-item>
        <text:list-item>
          <text:p text:style-name="P50"><text:span text:style-name="T50_1">broad</text:span><text:span text:style-name="T50_2"><text:s/></text:span><text:span text:style-name="T50_3">experience</text:span><text:span text:style-name="T50_4"><text:s/></text:span><text:span text:style-name="T50_5">of</text:span><text:span text:style-name="T50_6"><text:s/></text:span><text:span text:style-name="T50_7">different</text:span><text:span text:style-name="T50_8"><text:s/></text:span><text:span text:style-name="T50_9">industries</text:span><text:span text:style-name="T50_10">,<text:s/></text:span><text:span text:style-name="T50_11">private</text:span><text:span text:style-name="T50_12"><text:s/></text:span><text:span text:style-name="T50_13">and</text:span><text:span text:style-name="T50_14"><text:s/></text:span><text:span text:style-name="T50_15">public</text:span><text:span text:style-name="T50_16">,<text:s/></text:span><text:span text:style-name="T50_17">transactional</text:span><text:span text:style-name="T50_18"><text:s/></text:span><text:span text:style-name="T50_19">digital</text:span><text:span text:style-name="T50_20"><text:s/></text:span><text:span text:style-name="T50_21">services</text:span><text:span text:style-name="T50_22">,<text:s/></text:span><text:span text:style-name="T50_23">redefining</text:span><text:span text:style-name="T50_24"><text:s/></text:span><text:span text:style-name="T50_25">customer</text:span><text:span text:style-name="T50_26"><text:s/></text:span><text:span text:style-name="T50_27">interaction</text:span><text:span text:style-name="T50_28"><text:s/></text:span><text:span text:style-name="T50_29">and</text:span><text:span text:style-name="T50_30"><text:s/></text:span><text:span text:style-name="T50_31">case</text:span><text:span text:style-name="T50_32"><text:s/></text:span><text:span text:style-name="T50_33">studies</text:span><text:span text:style-name="T50_34"><text:s/></text:span><text:span text:style-name="T50_35">of</text:span><text:span text:style-name="T50_36"><text:s/></text:span><text:span text:style-name="T50_37">what</text:span><text:span text:style-name="T50_38"><text:s/></text:span><text:span text:style-name="T50_39">good</text:span><text:span text:style-name="T50_40"><text:s/></text:span><text:span text:style-name="T50_41">looks</text:span><text:span text:style-name="T50_42"><text:s/></text:span><text:span text:style-name="T50_43">like</text:span><text:span text:style-name="T50_44"><text:s text:c="2"/></text:span></text:p>
        </text:list-item>
      </text:list>
      <text:p text:style-name="P51"/>
      <text:p text:style-name="P52"><text:span text:style-name="T52_1">Coaching</text:span><text:span text:style-name="T52_2"><text:s/></text:span><text:span text:style-name="T52_3">and</text:span><text:span text:style-name="T52_4"><text:s/></text:span><text:span text:style-name="T52_5">transformation</text:span></text:p>
      <text:p text:style-name="P53"/>
      <text:list text:style-name="LS3" xml:id="list25">
        <text:list-item>
          <text:p text:style-name="P54"><text:span text:style-name="T54_1">demonstrable</text:span><text:span text:style-name="T54_2"><text:s/></text:span><text:span text:style-name="T54_3">experience</text:span><text:span text:style-name="T54_4"><text:s/></text:span><text:span text:style-name="T54_5">of</text:span><text:span text:style-name="T54_6"><text:s/></text:span><text:span text:style-name="T54_7">creating</text:span><text:span text:style-name="T54_8"><text:s/></text:span><text:span text:style-name="T54_9">lasting</text:span><text:span text:style-name="T54_10"><text:s/></text:span><text:span text:style-name="T54_11">change</text:span><text:span text:style-name="T54_12"><text:s/></text:span><text:span text:style-name="T54_13">towards</text:span><text:span text:style-name="T54_14"><text:s/></text:span><text:span text:style-name="T54_15">agile</text:span><text:span text:style-name="T54_16"><text:s/></text:span><text:span text:style-name="T54_17">and</text:span><text:span text:style-name="T54_18"><text:s/></text:span><text:span text:style-name="T54_19">lean</text:span><text:span text:style-name="T54_20"><text:s/></text:span><text:span text:style-name="T54_21">ways</text:span><text:span text:style-name="T54_22"><text:s/></text:span><text:span text:style-name="T54_23">of</text:span><text:span text:style-name="T54_24"><text:s/></text:span><text:span text:style-name="T54_25">working</text:span><text:span text:style-name="T54_26"><text:s/></text:span><text:span text:style-name="T54_27">for</text:span><text:span text:style-name="T54_28"><text:s/></text:span><text:span text:style-name="T54_29">the</text:span><text:span text:style-name="T54_30"><text:s/></text:span><text:span text:style-name="T54_31">better</text:span><text:span text:style-name="T54_32"><text:s/></text:span><text:span text:style-name="T54_33">in</text:span><text:span text:style-name="T54_34"><text:s/></text:span><text:span text:style-name="T54_35">an</text:span><text:span text:style-name="T54_36"><text:s/></text:span><text:span text:style-name="T54_37">organisation</text:span><text:span text:style-name="T54_38"><text:s/></text:span></text:p>
        </text:list-item>
        <text:list-item>
          <text:p text:style-name="P55"><text:span text:style-name="T55_1">proven</text:span><text:span text:style-name="T55_2"><text:s/></text:span><text:span text:style-name="T55_3">ability</text:span><text:span text:style-name="T55_4"><text:s/></text:span><text:span text:style-name="T55_5">to</text:span><text:span text:style-name="T55_6"><text:s/></text:span><text:span text:style-name="T55_7">quickly</text:span><text:span text:style-name="T55_8"><text:s/></text:span><text:span text:style-name="T55_9">assimilate</text:span><text:span text:style-name="T55_10"><text:s/></text:span><text:span text:style-name="T55_11">organisational</text:span><text:span text:style-name="T55_12"><text:s/></text:span><text:span text:style-name="T55_13">strategy</text:span><text:span text:style-name="T55_14"><text:s/></text:span><text:span text:style-name="T55_15">and</text:span><text:span text:style-name="T55_16"><text:s/></text:span><text:span text:style-name="T55_17">operating</text:span><text:span text:style-name="T55_18"><text:s/></text:span><text:span text:style-name="T55_19">context</text:span><text:span text:style-name="T55_20"><text:s/></text:span></text:p>
        </text:list-item>
        <text:list-item>
          <text:p text:style-name="P56"><text:span text:style-name="T56_1">ability</text:span><text:span text:style-name="T56_2"><text:s/></text:span><text:span text:style-name="T56_3">to</text:span><text:span text:style-name="T56_4"><text:s/></text:span><text:span text:style-name="T56_5">showcase</text:span><text:span text:style-name="T56_6"><text:s/></text:span><text:span text:style-name="T56_7">relevant</text:span><text:span text:style-name="T56_8"><text:s/></text:span><text:span text:style-name="T56_9">tools</text:span><text:span text:style-name="T56_10"><text:s/></text:span><text:span text:style-name="T56_11">and</text:span><text:span text:style-name="T56_12"><text:s/></text:span><text:span text:style-name="T56_13">techniques</text:span><text:span text:style-name="T56_14">,<text:s/></text:span><text:span text:style-name="T56_15">such</text:span><text:span text:style-name="T56_16"><text:s/></text:span><text:span text:style-name="T56_17">as</text:span><text:span text:style-name="T56_18"><text:s/></text:span><text:span text:style-name="T56_19">coaching</text:span><text:span text:style-name="T56_20">,<text:s/></text:span><text:span text:style-name="T56_21">advising</text:span><text:span text:style-name="T56_22">,<text:s/></text:span><text:span text:style-name="T56_23">workshops</text:span><text:span text:style-name="T56_24"><text:s/></text:span><text:span text:style-name="T56_25">and</text:span><text:span text:style-name="T56_26"><text:s/></text:span><text:span text:style-name="T56_27">mentoring</text:span><text:span text:style-name="T56_28"><text:s/></text:span></text:p>
        </text:list-item>
        <text:list-item>
          <text:p text:style-name="P57"><text:span text:style-name="T57_1">ability</text:span><text:span text:style-name="T57_2"><text:s/></text:span><text:span text:style-name="T57_3">to</text:span><text:span text:style-name="T57_4"><text:s/></text:span><text:span text:style-name="T57_5">work</text:span><text:span text:style-name="T57_6"><text:s/></text:span><text:span text:style-name="T57_7">in</text:span><text:span text:style-name="T57_8"><text:s/></text:span><text:span text:style-name="T57_9">environments</text:span><text:span text:style-name="T57_10"><text:s/></text:span><text:span text:style-name="T57_11">that</text:span><text:span text:style-name="T57_12"><text:s/></text:span><text:span text:style-name="T57_13">are</text:span><text:span text:style-name="T57_14"><text:s/></text:span><text:span text:style-name="T57_15">undergoing</text:span><text:span text:style-name="T57_16"><text:s/></text:span><text:span text:style-name="T57_17">complex</text:span><text:span text:style-name="T57_18"><text:s/></text:span><text:span text:style-name="T57_19">change</text:span><text:span text:style-name="T57_20">,<text:s/></text:span><text:span text:style-name="T57_21">working</text:span><text:span text:style-name="T57_22"><text:s/></text:span><text:span text:style-name="T57_23">in</text:span><text:span text:style-name="T57_24"><text:s/></text:span><text:span text:style-name="T57_25">an</text:span><text:span text:style-name="T57_26"><text:s/></text:span><text:span text:style-name="T57_27">iterative</text:span><text:span text:style-name="T57_28"><text:s/></text:span><text:span text:style-name="T57_29">manner</text:span><text:span text:style-name="T57_30">,<text:s/></text:span><text:span text:style-name="T57_31">evolving</text:span><text:span text:style-name="T57_32"><text:s/></text:span><text:span text:style-name="T57_33">conversations</text:span><text:span text:style-name="T57_34"><text:s/></text:span><text:span text:style-name="T57_35">and</text:span><text:span text:style-name="T57_36"><text:s/></text:span><text:span text:style-name="T57_37">understanding</text:span><text:span text:style-name="T57_38"><text:s/></text:span><text:span text:style-name="T57_39">how</text:span><text:span text:style-name="T57_40"><text:s/></text:span><text:span text:style-name="T57_41">far</text:span><text:span text:style-name="T57_42"><text:s/></text:span><text:span text:style-name="T57_43">to</text:span><text:span text:style-name="T57_44"><text:s/></text:span><text:span text:style-name="T57_45">challenge</text:span><text:span text:style-name="T57_46"><text:s/></text:span><text:span text:style-name="T57_47">and</text:span><text:span text:style-name="T57_48"><text:s/></text:span><text:span text:style-name="T57_49">when</text:span><text:span text:style-name="T57_50"><text:s/></text:span></text:p>
        </text:list-item>
        <text:list-item>
          <text:p text:style-name="P58"><text:span text:style-name="T58_1">excellent</text:span><text:span text:style-name="T58_2"><text:s/></text:span><text:span text:style-name="T58_3">stakeholder</text:span><text:span text:style-name="T58_4"><text:s/></text:span><text:span text:style-name="T58_5">management</text:span><text:span text:style-name="T58_6"><text:s/></text:span><text:span text:style-name="T58_7">and</text:span><text:span text:style-name="T58_8"><text:s/></text:span><text:span text:style-name="T58_9">proven</text:span><text:span text:style-name="T58_10"><text:s/></text:span><text:span text:style-name="T58_11">ability</text:span><text:span text:style-name="T58_12"><text:s/></text:span><text:span text:style-name="T58_13">to</text:span><text:span text:style-name="T58_14"><text:s/></text:span><text:span text:style-name="T58_15">engage</text:span><text:span text:style-name="T58_16"><text:s/></text:span><text:span text:style-name="T58_17">and</text:span><text:span text:style-name="T58_18"><text:s/></text:span><text:span text:style-name="T58_19">influence</text:span><text:span text:style-name="T58_20"><text:s/></text:span><text:span text:style-name="T58_21">all</text:span><text:span text:style-name="T58_22"><text:s/></text:span><text:span text:style-name="T58_23">levels</text:span><text:span text:style-name="T58_24"><text:s/></text:span><text:span text:style-name="T58_25">of</text:span><text:span text:style-name="T58_26"><text:s/></text:span><text:span text:style-name="T58_27">seniority</text:span></text:p>
        </text:list-item>
      </text:list>
      <text:p text:style-name="P59"/>
      <text:p text:style-name="P60"><text:span text:style-name="T60_1">Cultural</text:span><text:span text:style-name="T60_2"><text:s/></text:span><text:span text:style-name="T60_3">fit</text:span></text:p>
      <text:p text:style-name="P61"/>
      <text:list text:style-name="LS4" xml:id="list30">
        <text:list-item>
          <text:p text:style-name="P62"><text:span text:style-name="T62_1">ability</text:span><text:span text:style-name="T62_2"><text:s/></text:span><text:span text:style-name="T62_3">to</text:span><text:span text:style-name="T62_4"><text:s/></text:span><text:span text:style-name="T62_5">work</text:span><text:span text:style-name="T62_6"><text:s/></text:span><text:span text:style-name="T62_7">as</text:span><text:span text:style-name="T62_8"><text:s/></text:span><text:span text:style-name="T62_9">part</text:span><text:span text:style-name="T62_10"><text:s/></text:span><text:span text:style-name="T62_11">of</text:span><text:span text:style-name="T62_12"><text:s/></text:span><text:span text:style-name="T62_13">a</text:span><text:span text:style-name="T62_14"><text:s/></text:span><text:span text:style-name="T62_15">team</text:span><text:span text:style-name="T62_16">,<text:s/></text:span><text:span text:style-name="T62_17">collaborating</text:span><text:span text:style-name="T62_18"><text:s/></text:span><text:span text:style-name="T62_19">and</text:span><text:span text:style-name="T62_20"><text:s/></text:span><text:span text:style-name="T62_21">sharing</text:span><text:span text:style-name="T62_22"><text:s/></text:span><text:span text:style-name="T62_23">knowledge</text:span><text:span text:style-name="T62_24"><text:s/></text:span><text:span text:style-name="T62_25">and</text:span><text:span text:style-name="T62_26"><text:s/></text:span><text:span text:style-name="T62_27">decision</text:span><text:span text:style-name="T62_28"><text:s/></text:span><text:span text:style-name="T62_29">making</text:span><text:span text:style-name="T62_30"><text:s/></text:span></text:p>
        </text:list-item>
        <text:list-item>
          <text:p text:style-name="P63"><text:span text:style-name="T63_1">ability</text:span><text:span text:style-name="T63_2"><text:s/></text:span><text:span text:style-name="T63_3">to</text:span><text:span text:style-name="T63_4"><text:s/></text:span><text:span text:style-name="T63_5">quickly</text:span><text:span text:style-name="T63_6"><text:s/></text:span><text:span text:style-name="T63_7">win</text:span><text:span text:style-name="T63_8"><text:s/></text:span><text:span text:style-name="T63_9">trust</text:span><text:span text:style-name="T63_10"><text:s/></text:span><text:span text:style-name="T63_11">and</text:span><text:span text:style-name="T63_12"><text:s/></text:span><text:span text:style-name="T63_13">influence</text:span><text:span text:style-name="T63_14"><text:s/></text:span><text:span text:style-name="T63_15">senior</text:span><text:span text:style-name="T63_16"><text:s/></text:span><text:span text:style-name="T63_17">leaders</text:span><text:span text:style-name="T63_18"><text:s/></text:span><text:span text:style-name="T63_19">at</text:span><text:span text:style-name="T63_20"><text:s/></text:span><text:span text:style-name="T63_21">the</text:span><text:span text:style-name="T63_22"><text:s/></text:span><text:span text:style-name="T63_23">highest</text:span><text:span text:style-name="T63_24"><text:s/></text:span><text:span text:style-name="T63_25">levels</text:span><text:span text:style-name="T63_26"><text:s/></text:span><text:span text:style-name="T63_27">of</text:span><text:span text:style-name="T63_28"><text:s/></text:span><text:span text:style-name="T63_29">the</text:span><text:span text:style-name="T63_30"><text:s/></text:span><text:span text:style-name="T63_31">organisation</text:span><text:span text:style-name="T63_32"><text:s/></text:span></text:p>
        </text:list-item>
        <text:list-item>
          <text:p text:style-name="P64"><text:span text:style-name="T64_1">ability</text:span><text:span text:style-name="T64_2"><text:s/></text:span><text:span text:style-name="T64_3">to</text:span><text:span text:style-name="T64_4"><text:s/></text:span><text:span text:style-name="T64_5">work</text:span><text:span text:style-name="T64_6"><text:s/></text:span><text:span text:style-name="T64_7">flexibly</text:span><text:span text:style-name="T64_8">,<text:s/></text:span><text:span text:style-name="T64_9">this</text:span><text:span text:style-name="T64_10"><text:s/></text:span><text:span text:style-name="T64_11">is</text:span><text:span text:style-name="T64_12"><text:s/></text:span><text:span text:style-name="T64_13">a</text:span><text:span text:style-name="T64_14"><text:s/></text:span><text:span text:style-name="T64_15">broad</text:span><text:span text:style-name="T64_16"><text:s/></text:span><text:span text:style-name="T64_17">brief</text:span><text:span text:style-name="T64_18"><text:s/></text:span><text:span text:style-name="T64_19">and</text:span><text:span text:style-name="T64_20"><text:s/></text:span><text:span text:style-name="T64_21">the</text:span><text:span text:style-name="T64_22"><text:s/></text:span><text:span text:style-name="T64_23">successful</text:span><text:span text:style-name="T64_24"><text:s/></text:span><text:span text:style-name="T64_25">Coach</text:span><text:span text:style-name="T64_26"><text:s/></text:span><text:span text:style-name="T64_27">will</text:span><text:span text:style-name="T64_28"><text:s/></text:span><text:span text:style-name="T64_29">need</text:span><text:span text:style-name="T64_30"><text:s/></text:span><text:span text:style-name="T64_31">to</text:span><text:span text:style-name="T64_32"><text:s/></text:span><text:span text:style-name="T64_33">be</text:span><text:span text:style-name="T64_34"><text:s/></text:span><text:span text:style-name="T64_35">able</text:span><text:span text:style-name="T64_36"><text:s/></text:span><text:span text:style-name="T64_37">to</text:span><text:span text:style-name="T64_38"><text:s/></text:span><text:span text:style-name="T64_39">work</text:span><text:span text:style-name="T64_40"><text:s/></text:span><text:span text:style-name="T64_41">in</text:span><text:span text:style-name="T64_42"><text:s/></text:span><text:span text:style-name="T64_43">a</text:span><text:span text:style-name="T64_44"><text:s/></text:span><text:span text:style-name="T64_45">fluid</text:span><text:span text:style-name="T64_46"><text:s/></text:span><text:span text:style-name="T64_47">and</text:span><text:span text:style-name="T64_48"><text:s/></text:span><text:span text:style-name="T64_49">responsive</text:span><text:span text:style-name="T64_50"><text:s/></text:span><text:span text:style-name="T64_51">environment</text:span><text:span text:style-name="T64_52"><text:s/></text:span></text:p>
        </text:list-item>
        <text:list-item>
          <text:p text:style-name="P65"><text:span text:style-name="T65_1">ability</text:span><text:span text:style-name="T65_2"><text:s/></text:span><text:span text:style-name="T65_3">to</text:span><text:span text:style-name="T65_4"><text:s/></text:span><text:span text:style-name="T65_5">embed</text:span><text:span text:style-name="T65_6"><text:s/></text:span><text:span text:style-name="T65_7">rapidly</text:span><text:span text:style-name="T65_8"><text:s/></text:span><text:span text:style-name="T65_9">and</text:span><text:span text:style-name="T65_10"><text:s/></text:span><text:span text:style-name="T65_11">effectively</text:span><text:span text:style-name="T65_12"><text:s/></text:span><text:span text:style-name="T65_13">into</text:span><text:span text:style-name="T65_14"><text:s/></text:span><text:span text:style-name="T65_15">diverse</text:span><text:span text:style-name="T65_16"><text:s/></text:span><text:span text:style-name="T65_17">project</text:span><text:span text:style-name="T65_18"><text:s/></text:span><text:span text:style-name="T65_19">environments</text:span><text:span text:style-name="T65_20">,<text:s/></text:span><text:span text:style-name="T65_21">at</text:span><text:span text:style-name="T65_22"><text:s/></text:span><text:span text:style-name="T65_23">different</text:span><text:span text:style-name="T65_24"><text:s/></text:span><text:span text:style-name="T65_25">stages</text:span><text:span text:style-name="T65_26"><text:s/></text:span><text:span text:style-name="T65_27">of</text:span><text:span text:style-name="T65_28"><text:s/></text:span><text:span text:style-name="T65_29">delivery</text:span><text:span text:style-name="T65_30"><text:s/></text:span><text:span text:style-name="T65_31">and</text:span><text:span text:style-name="T65_32"><text:s/></text:span><text:span text:style-name="T65_33">seamlessly</text:span><text:span text:style-name="T65_34"><text:s/></text:span><text:span text:style-name="T65_35">moving</text:span><text:span text:style-name="T65_36"><text:s/></text:span><text:span text:style-name="T65_37">between</text:span><text:span text:style-name="T65_38"><text:s/></text:span><text:span text:style-name="T65_39">projects</text:span><text:span text:style-name="T65_40">.<text:s/></text:span></text:p>
        </text:list-item>
        <text:list-item>
          <text:p text:style-name="P66"><text:span text:style-name="T66_1">ability</text:span><text:span text:style-name="T66_2"><text:s/></text:span><text:span text:style-name="T66_3">to</text:span><text:span text:style-name="T66_4"><text:s/></text:span><text:span text:style-name="T66_5">work</text:span><text:span text:style-name="T66_6"><text:s/></text:span><text:span text:style-name="T66_7">in</text:span><text:span text:style-name="T66_8"><text:s/></text:span><text:span text:style-name="T66_9">environments</text:span><text:span text:style-name="T66_10"><text:s/></text:span><text:span text:style-name="T66_11">undergoing</text:span><text:span text:style-name="T66_12"><text:s/></text:span><text:span text:style-name="T66_13">complex</text:span><text:span text:style-name="T66_14"><text:s/></text:span><text:span text:style-name="T66_15">change</text:span></text:p>
        </text:list-item>
        <text:list-item>
          <text:p text:style-name="P67"><text:span text:style-name="T67_1">be</text:span><text:span text:style-name="T67_2"><text:s/></text:span><text:span text:style-name="T67_3">framework</text:span><text:span text:style-name="T67_4"><text:s/></text:span><text:span text:style-name="T67_5">agnostic</text:span><text:span text:style-name="T67_6">,<text:s/></text:span><text:span text:style-name="T67_7">use</text:span><text:span text:style-name="T67_8"><text:s/></text:span><text:span text:style-name="T67_9">the</text:span><text:span text:style-name="T67_10"><text:s/></text:span><text:span text:style-name="T67_11">right</text:span><text:span text:style-name="T67_12"><text:s/></text:span><text:span text:style-name="T67_13">tools</text:span><text:span text:style-name="T67_14"><text:s/></text:span><text:span text:style-name="T67_15">and</text:span><text:span text:style-name="T67_16"><text:s/></text:span><text:span text:style-name="T67_17">techniques</text:span><text:span text:style-name="T67_18"><text:s/></text:span><text:span text:style-name="T67_19">for</text:span><text:span text:style-name="T67_20"><text:s/></text:span><text:span text:style-name="T67_21">the</text:span><text:span text:style-name="T67_22"><text:s/></text:span><text:span text:style-name="T67_23">situation</text:span></text:p>
        </text:list-item>
      </text:list>
      <text:p text:style-name="P68"/>
      <text:p text:style-name="P69"><text:span text:style-name="T69_1">Objectives</text:span><text:span text:style-name="T69_2">:</text:span></text:p>
      <text:p text:style-name="P70"/>
      <text:p text:style-name="P71"><text:span text:style-name="T71_1">During</text:span><text:span text:style-name="T71_2"><text:s/></text:span><text:span text:style-name="T71_3">the</text:span><text:span text:style-name="T71_4"><text:s/></text:span><text:span text:style-name="T71_5">first</text:span><text:span text:style-name="T71_6"><text:s/></text:span><text:span text:style-name="T71_7">month</text:span><text:span text:style-name="T71_8"><text:s/></text:span><text:span text:style-name="T71_9">of</text:span><text:span text:style-name="T71_10"><text:s/></text:span><text:span text:style-name="T71_11">engagement</text:span><text:span text:style-name="T71_12"><text:s/></text:span><text:span text:style-name="T71_13">agile</text:span><text:span text:style-name="T71_14"><text:s/></text:span><text:span text:style-name="T71_15">coaches</text:span><text:span text:style-name="T71_16"><text:s/></text:span><text:span text:style-name="T71_17">will</text:span><text:span text:style-name="T71_18"><text:s/></text:span><text:span text:style-name="T71_19">be</text:span><text:span text:style-name="T71_20"><text:s/></text:span><text:span text:style-name="T71_21">expected</text:span><text:span text:style-name="T71_22"><text:s/></text:span><text:span text:style-name="T71_23">to</text:span></text:p>
      <text:p text:style-name="P72"/>
      <text:list text:style-name="LS5" xml:id="list36">
        <text:list-item>
          <text:p text:style-name="P73"><text:span text:style-name="T73_1">define</text:span><text:span text:style-name="T73_2"><text:s/></text:span><text:span text:style-name="T73_3">the</text:span><text:span text:style-name="T73_4"><text:s/></text:span><text:span text:style-name="T73_5">what</text:span><text:span text:style-name="T73_6"><text:s/></text:span><text:span text:style-name="T73_7">success</text:span><text:span text:style-name="T73_8"><text:s/></text:span><text:span text:style-name="T73_9">looks</text:span><text:span text:style-name="T73_10"><text:s/></text:span><text:span text:style-name="T73_11">like</text:span><text:span text:style-name="T73_12"><text:s/></text:span><text:span text:style-name="T73_13">for</text:span><text:span text:style-name="T73_14"><text:s/></text:span><text:span text:style-name="T73_15">the</text:span><text:span text:style-name="T73_16"><text:s/></text:span><text:span text:style-name="T73_17">engagement</text:span></text:p>
        </text:list-item>
        <text:list-item>
          <text:p text:style-name="P74"><text:span text:style-name="T74_1">define</text:span><text:span text:style-name="T74_2"><text:s/></text:span><text:span text:style-name="T74_3">what</text:span><text:span text:style-name="T74_4"><text:s/></text:span><text:span text:style-name="T74_5">roles</text:span><text:span text:style-name="T74_6"><text:s/></text:span><text:span text:style-name="T74_7">should</text:span><text:span text:style-name="T74_8"><text:s/></text:span><text:span text:style-name="T74_9">be</text:span><text:span text:style-name="T74_10"><text:s/></text:span><text:span text:style-name="T74_11">in</text:span><text:span text:style-name="T74_12"><text:s/></text:span><text:span text:style-name="T74_13">place</text:span><text:span text:style-name="T74_14"><text:s/></text:span><text:span text:style-name="T74_15">to</text:span><text:span text:style-name="T74_16"><text:s/></text:span><text:span text:style-name="T74_17">create</text:span><text:span text:style-name="T74_18"><text:s/></text:span><text:span text:style-name="T74_19">lasting</text:span><text:span text:style-name="T74_20"><text:s/></text:span><text:span text:style-name="T74_21">change</text:span></text:p>
        </text:list-item>
        <text:list-item>
          <text:p text:style-name="P75"><text:span text:style-name="T75_1">agree</text:span><text:span text:style-name="T75_2"><text:s/></text:span><text:span text:style-name="T75_3">how</text:span><text:span text:style-name="T75_4"><text:s/></text:span><text:span text:style-name="T75_5">the</text:span><text:span text:style-name="T75_6"><text:s/></text:span><text:span text:style-name="T75_7">coach</text:span><text:span text:style-name="T75_8"><text:s/></text:span><text:span text:style-name="T75_9">will</text:span><text:span text:style-name="T75_10"><text:s/></text:span><text:span text:style-name="T75_11">coach</text:span><text:span text:style-name="T75_12"><text:s/></text:span><text:span text:style-name="T75_13">others</text:span><text:span text:style-name="T75_14"><text:s/></text:span><text:span text:style-name="T75_15">at</text:span><text:span text:style-name="T75_16"><text:s/></text:span><text:span text:style-name="T75_17">the</text:span><text:span text:style-name="T75_18"><text:s/></text:span><text:span text:style-name="T75_19">department</text:span><text:span text:style-name="T75_20"><text:s/>/<text:s/></text:span><text:span text:style-name="T75_21">organisation</text:span></text:p>
        </text:list-item>
        <text:list-item>
          <text:p text:style-name="P76"><text:span text:style-name="T76_1">agree</text:span><text:span text:style-name="T76_2"><text:s/></text:span><text:span text:style-name="T76_3">how</text:span><text:span text:style-name="T76_4"><text:s/></text:span><text:span text:style-name="T76_5">and</text:span><text:span text:style-name="T76_6"><text:s/></text:span><text:span text:style-name="T76_7">when</text:span><text:span text:style-name="T76_8"><text:s/></text:span><text:span text:style-name="T76_9">the</text:span><text:span text:style-name="T76_10"><text:s/></text:span><text:span text:style-name="T76_11">coach</text:span><text:span text:style-name="T76_12"><text:s/></text:span><text:span text:style-name="T76_13">will</text:span><text:span text:style-name="T76_14"><text:s/></text:span><text:span text:style-name="T76_15">exit</text:span><text:span text:style-name="T76_16"><text:s/></text:span><text:span text:style-name="T76_17">the</text:span><text:span text:style-name="T76_18"><text:s/></text:span><text:span text:style-name="T76_19">engage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Helvetica Neue" svg:font-family="Helvetica Neue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Helvetica Neue" fo:font-size="11pt" style:font-name-asian="Helvetica Neue" style:font-size-asian="11pt" style:font-name-complex="Helvetica Neue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style:font-name="Helvetica Neue" fo:font-size="16pt" style:font-name-asian="Helvetica Neue" style:font-size-asian="16pt" style:font-name-complex="Helvetica Neue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style:font-name="Helvetica Neue" fo:font-size="14pt" style:font-name-asian="Helvetica Neue" style:font-size-asian="14pt" style:font-name-complex="Helvetica Neue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style:font-name="Helvetica Neue" fo:font-size="12pt" style:font-name-asian="Helvetica Neue" style:font-size-asian="12pt" style:font-name-complex="Helvetica Neue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